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8189in"/>
    </style:style>
    <style:style style:name="co27" style:family="table-column">
      <style:table-column-properties fo:break-before="auto" style:column-width="1.102in"/>
    </style:style>
    <style:style style:name="co28" style:family="table-column">
      <style:table-column-properties fo:break-before="auto" style:column-width="2.2134in"/>
    </style:style>
    <style:style style:name="co29" style:family="table-column">
      <style:table-column-properties fo:break-before="auto" style:column-width="1.4756in"/>
    </style:style>
    <style:style style:name="co5" style:family="table-column">
      <style:table-column-properties fo:break-before="auto" style:column-width="0.6827in"/>
    </style:style>
    <style:style style:name="co30" style:family="table-column">
      <style:table-column-properties fo:break-before="auto" style:column-width="6.0898in"/>
    </style:style>
    <style:style style:name="co31" style:family="table-column">
      <style:table-column-properties fo:break-before="auto" style:column-width="1.211in"/>
    </style:style>
    <style:style style:name="co32" style:family="table-column">
      <style:table-column-properties fo:break-before="auto" style:column-width="0.8319in"/>
    </style:style>
    <style:style style:name="co33" style:family="table-column">
      <style:table-column-properties fo:break-before="auto" style:column-width="0.1543in"/>
    </style:style>
    <style:style style:name="co34" style:family="table-column">
      <style:table-column-properties fo:break-before="auto" style:column-width="0.8146in"/>
    </style:style>
    <style:style style:name="co35" style:family="table-column">
      <style:table-column-properties fo:break-before="auto" style:column-width="0.8917in"/>
    </style:style>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ro44" style:family="table-row">
      <style:table-row-properties style:row-height="0.666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1.5in" fo:break-before="auto" style:use-optimal-row-height="false"/>
    </style:style>
    <style:style style:name="ro45" style:family="table-row">
      <style:table-row-properties style:row-height="0.5in" fo:break-before="auto" style:use-optimal-row-height="false"/>
    </style:style>
    <style:style style:name="ro46" style:family="table-row">
      <style:table-row-properties style:row-height="1in" fo:break-before="auto" style:use-optimal-row-height="false"/>
    </style:style>
    <style:style style:name="ro6" style:family="table-row">
      <style:table-row-properties style:row-height="0.8335in" fo:break-before="auto" style:use-optimal-row-height="false"/>
    </style:style>
    <style:style style:name="ro7" style:family="table-row">
      <style:table-row-properties style:row-height="1.8335in" fo:break-before="auto" style:use-optimal-row-height="false"/>
    </style:style>
    <style:style style:name="ro47" style:family="table-row">
      <style:table-row-properties style:row-height="2.1665in" fo:break-before="auto" style:use-optimal-row-height="false"/>
    </style:style>
    <style:style style:name="ro48" style:family="table-row">
      <style:table-row-properties style:row-height="4.1665in" fo:break-before="auto" style:use-optimal-row-height="false"/>
    </style:style>
    <style:style style:name="ro49" style:family="table-row">
      <style:table-row-properties style:row-height="2.5in" fo:break-before="auto" style:use-optimal-row-height="false"/>
    </style:style>
    <style:style style:name="ro50" style:family="table-row">
      <style:table-row-properties style:row-height="1.3335in" fo:break-before="auto" style:use-optimal-row-height="false"/>
    </style:style>
    <style:style style:name="ro51" style:family="table-row">
      <style:table-row-properties style:row-height="1.6665in" fo:break-before="auto" style:use-optimal-row-height="false"/>
    </style:style>
    <style:style style:name="ro13" style:family="table-row">
      <style:table-row-properties style:row-height="1.1665in" fo:break-before="auto" style:use-optimal-row-height="false"/>
    </style:style>
    <style:style style:name="ro14" style:family="table-row">
      <style:table-row-properties style:row-height="2.6665in" fo:break-before="auto" style:use-optimal-row-height="false"/>
    </style:style>
    <style:style style:name="ro15" style:family="table-row">
      <style:table-row-properties style:row-height="3in" fo:break-before="auto" style:use-optimal-row-height="false"/>
    </style:style>
    <style:style style:name="ro52" style:family="table-row">
      <style:table-row-properties style:row-height="3.5in" fo:break-before="auto" style:use-optimal-row-height="false"/>
    </style:style>
    <style:style style:name="ro17" style:family="table-row">
      <style:table-row-properties style:row-height="3.3335in" fo:break-before="auto" style:use-optimal-row-height="false"/>
    </style:style>
    <style:style style:name="ro53" style:family="table-row">
      <style:table-row-properties style:row-height="4.5in" fo:break-before="auto" style:use-optimal-row-height="false"/>
    </style:style>
    <style:style style:name="ro54" style:family="table-row">
      <style:table-row-properties style:row-height="2.8335in" fo:break-before="auto" style:use-optimal-row-height="false"/>
    </style:style>
    <style:style style:name="ro20" style:family="table-row">
      <style:table-row-properties style:row-height="2.3335in" fo:break-before="auto" style:use-optimal-row-height="false"/>
    </style:style>
    <style:style style:name="ro55" style:family="table-row">
      <style:table-row-properties style:row-height="1.8563in" fo:break-before="auto" style:use-optimal-row-height="false"/>
    </style:style>
    <style:style style:name="ro22" style:family="table-row">
      <style:table-row-properties style:row-height="2in" fo:break-before="auto" style:use-optimal-row-height="false"/>
    </style:style>
    <style:style style:name="ro56" style:family="table-row">
      <style:table-row-properties style:row-height="3.1665in" fo:break-before="auto" style:use-optimal-row-height="false"/>
    </style:style>
    <style:style style:name="ro24" style:family="table-row">
      <style:table-row-properties style:row-height="0.1665in" fo:break-before="auto" style:use-optimal-row-height="false"/>
    </style:style>
    <style:style style:name="ro57" style:family="table-row">
      <style:table-row-properties style:row-height="3.6665in" fo:break-before="auto" style:use-optimal-row-height="false"/>
    </style:style>
    <style:style style:name="ro58" style:family="table-row">
      <style:table-row-properties style:row-height="0.2862in" fo:break-before="auto" style:use-optimal-row-height="true"/>
    </style:style>
    <style:style style:name="ro59" style:family="table-row">
      <style:table-row-properties style:row-height="0.4075in" fo:break-before="auto" style:use-optimal-row-height="true"/>
    </style:style>
    <style:style style:name="ro29" style:family="table-row">
      <style:table-row-properties style:row-height="0.1772in" fo:break-before="auto" style:use-optimal-row-height="false"/>
    </style:style>
    <style:style style:name="ro30" style:family="table-row">
      <style:table-row-properties style:row-height="1.2602in" fo:break-before="auto" style:use-optimal-row-height="false"/>
    </style:style>
    <style:style style:name="ro31" style:family="table-row">
      <style:table-row-properties style:row-height="1.9354in" fo:break-before="auto" style:use-optimal-row-height="false"/>
    </style:style>
    <style:style style:name="ro32" style:family="table-row">
      <style:table-row-properties style:row-height="2.2035in" fo:break-before="auto" style:use-optimal-row-height="false"/>
    </style:style>
    <style:style style:name="ro33" style:family="table-row">
      <style:table-row-properties style:row-height="1.128in" fo:break-before="auto" style:use-optimal-row-height="false"/>
    </style:style>
    <style:style style:name="ro34" style:family="table-row">
      <style:table-row-properties style:row-height="3.8335in" fo:break-before="auto" style:use-optimal-row-height="false"/>
    </style:style>
    <style:style style:name="ro35" style:family="table-row">
      <style:table-row-properties style:row-height="4.3335in" fo:break-before="auto" style:use-optimal-row-height="false"/>
    </style:style>
    <style:style style:name="ro36" style:family="table-row">
      <style:table-row-properties style:row-height="5.6874in" fo:break-before="auto" style:use-optimal-row-height="false"/>
    </style:style>
    <style:style style:name="ro37" style:family="table-row">
      <style:table-row-properties style:row-height="0.1874in" fo:break-before="auto" style:use-optimal-row-height="false"/>
    </style:style>
    <style:style style:name="ro38" style:family="table-row">
      <style:table-row-properties style:row-height="0.3181in" fo:break-before="auto" style:use-optimal-row-height="false"/>
    </style:style>
    <style:style style:name="ro39" style:family="table-row">
      <style:table-row-properties style:row-height="0.839in" fo:break-before="auto" style:use-optimal-row-height="false"/>
    </style:style>
    <style:style style:name="ro40" style:family="table-row">
      <style:table-row-properties style:row-height="0.589in" fo:break-before="auto" style:use-optimal-row-height="false"/>
    </style:style>
    <style:style style:name="ro41" style:family="table-row">
      <style:table-row-properties style:row-height="1.8in" fo:break-before="auto" style:use-optimal-row-height="false"/>
    </style:style>
    <style:style style:name="ro42" style:family="table-row">
      <style:table-row-properties style:row-height="0.7217in" fo:break-before="auto" style:use-optimal-row-height="false"/>
    </style:style>
    <style:style style:name="ro43" style:family="table-row">
      <style:table-row-properties style:row-height="0.2035in" fo:break-before="auto" style:use-optimal-row-height="false"/>
    </style:style>
    <style:style style:name="ta4"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fo:padding="0.028in"/>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fo:padding="0.028in"/>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padding="0.028in"/>
      <style:text-properties fo:color="#99284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fo:padding="0.028in"/>
      <style:text-properties fo:color="#33a3a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text-properties style:text-positio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fo:padding="0.028in"/>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fo:padding="0.028in"/>
    </style:style>
    <style:style style:name="ce14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7"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6"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7"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2"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6"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1"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3"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8"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0"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5"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7"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3"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2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2"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6" style:family="text">
      <style:text-properties fo:color="#dd0806"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3" style:family="text">
      <style:text-properties fo:color="#333333"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 style:family="text">
      <style:text-properties fo:color="#000000" style:text-outline="false" style:font-name="HelveticaNeue" fo:letter-spacing="normal" style:letter-kerning="false" style:font-name-asian="HelveticaNeue" style:font-size-asian="14pt" style:font-size-complex="14pt"/>
    </style:style>
    <style:style style:name="T7" style:family="text">
      <style:text-properties fo:color="#000000" style:font-name="HelveticaNeue" style:text-outline="false" style:letter-kerning="false" fo:letter-spacing="normal" style:font-name-asian="HelveticaNeue" style:font-size-asian="14pt" style:font-size-complex="14pt"/>
    </style:style>
    <style:style style:name="T8"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9"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10"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11"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6" table:default-cell-style-name="ce46"/>
        <table:table-column table:style-name="co27" table:default-cell-style-name="ce46"/>
        <table:table-column table:style-name="co28" table:default-cell-style-name="ce52"/>
        <table:table-column table:style-name="co29" table:default-cell-style-name="ce46"/>
        <table:table-column table:style-name="co5" table:default-cell-style-name="ce46"/>
        <table:table-column table:style-name="co30" table:default-cell-style-name="ce46"/>
        <table:table-column table:style-name="co31" table:default-cell-style-name="ce65"/>
        <table:table-column table:style-name="co5" table:default-cell-style-name="ce65"/>
        <table:table-column table:style-name="co32" table:default-cell-style-name="ce65"/>
        <table:table-column table:style-name="co33" table:default-cell-style-name="ce83"/>
        <table:table-column table:style-name="co34" table:default-cell-style-name="ce54"/>
        <table:table-column table:style-name="co5" table:visibility="collapse" table:default-cell-style-name="ce94"/>
        <table:table-column table:style-name="co5" table:visibility="collapse" table:default-cell-style-name="ce99"/>
        <table:table-column table:style-name="co5" table:visibility="collapse" table:default-cell-style-name="ce105"/>
        <table:table-column table:style-name="co5" table:visibility="collapse" table:default-cell-style-name="ce110"/>
        <table:table-column table:style-name="co5" table:visibility="collapse" table:default-cell-style-name="ce116"/>
        <table:table-column table:style-name="co5" table:visibility="collapse" table:default-cell-style-name="ce119"/>
        <table:table-column table:style-name="co5" table:visibility="collapse" table:default-cell-style-name="ce115"/>
        <table:table-column table:style-name="co35" table:default-cell-style-name="ce162"/>
        <table:table-column table:style-name="co35" table:default-cell-style-name="ce167"/>
        <table:table-column table:style-name="co35" table:default-cell-style-name="ce173"/>
        <table:table-column table:style-name="co35" table:default-cell-style-name="ce180"/>
        <table:table-column table:style-name="co35" table:default-cell-style-name="ce187"/>
        <table:table-column table:style-name="co35" table:default-cell-style-name="ce194"/>
        <table:table-column table:style-name="co5" table:number-columns-repeated="233" table:default-cell-style-name="ce65"/>
        <table:table-column table:style-name="co5" table:number-columns-repeated="767" table:default-cell-style-name="Default"/>
        <table:table-row table:style-name="ro44">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5" office:value-type="string" calcext:value-type="string">
            <text:p>Standard License Header</text:p>
          </table:table-cell>
          <table:table-cell table:style-name="ce60" office:value-type="string" calcext:value-type="string">
            <text:p>Template</text:p>
          </table:table-cell>
          <table:table-cell table:style-name="ce66" office:value-type="string" calcext:value-type="string">
            <text:p>License List Version</text:p>
          </table:table-cell>
          <table:table-cell table:style-name="ce74" office:value-type="string" calcext:value-type="string">
            <text:p>License List Release Date</text:p>
          </table:table-cell>
          <table:table-cell table:style-name="ce79"/>
          <table:table-cell table:style-name="ce84" office:value-type="string" calcext:value-type="string">
            <text:p>Markup in .txt file?</text:p>
          </table:table-cell>
          <table:table-cell table:style-name="ce87" office:value-type="string" calcext:value-type="string">
            <text:p>OSI questions or issues</text:p>
          </table:table-cell>
          <table:table-cell table:style-name="ce95" office:value-type="string" calcext:value-type="string">
            <text:p>Changes for v1.16 - <text:span text:style-name="T6">issues</text:span></text:p>
          </table:table-cell>
          <table:table-cell table:style-name="ce100" office:value-type="string" calcext:value-type="string">
            <text:p>changes for v1.17</text:p>
          </table:table-cell>
          <table:table-cell table:style-name="ce106" office:value-type="string" calcext:value-type="string">
            <text:p>changes for v1.18</text:p>
          </table:table-cell>
          <table:table-cell table:style-name="ce111" office:value-type="string" calcext:value-type="string">
            <text:p>changes for v1.19</text:p>
          </table:table-cell>
          <table:table-cell table:style-name="ce117" office:value-type="string" calcext:value-type="string">
            <text:p>changes for v1.20</text:p>
          </table:table-cell>
          <table:table-cell table:style-name="ce154" office:value-type="string" calcext:value-type="string">
            <text:p>changes for v2.0rc2</text:p>
          </table:table-cell>
          <table:table-cell table:style-name="ce158" office:value-type="string" calcext:value-type="string">
            <text:p>changes for v2.0rc3 / 2.0</text:p>
          </table:table-cell>
          <table:table-cell table:style-name="ce163" office:value-type="string" calcext:value-type="string">
            <text:p>changes for v2.1</text:p>
          </table:table-cell>
          <table:table-cell table:style-name="ce168" office:value-type="string" calcext:value-type="string">
            <text:p>changes for v2.2</text:p>
          </table:table-cell>
          <table:table-cell table:style-name="ce174" office:value-type="string" calcext:value-type="string">
            <text:p>changes for v2.3</text:p>
          </table:table-cell>
          <table:table-cell table:style-name="ce181" office:value-type="string" calcext:value-type="string">
            <text:p>changes for v2.4</text:p>
          </table:table-cell>
          <table:table-cell table:style-name="ce188" office:value-type="string" calcext:value-type="string">
            <text:p>changes for v2.5</text:p>
          </table:table-cell>
          <table:table-cell table:number-columns-repeated="1000"/>
        </table:table-row>
        <table:table-row table:style-name="ro2">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1" office:value-type="string" calcext:value-type="string">
            <text:p>Glide.txt</text:p>
          </table:table-cell>
          <table:table-cell table:style-name="ce67" office:value-type="float" office:value="2.5" calcext:value-type="float">
            <text:p>2.5</text:p>
          </table:table-cell>
          <table:table-cell table:style-name="ce75" office:value-type="date" office:date-value="2016-06-30" calcext:value-type="date">
            <text:p>2016-06-30</text:p>
          </table:table-cell>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1" office:value-type="string" calcext:value-type="string">
            <text:p>Abstyle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1.1</text:p>
          </table:table-cell>
          <table:table-cell table:style-name="ce42" office:value-type="string" calcext:value-type="string">
            <text:p>AFL-1.1</text:p>
          </table:table-cell>
          <table:table-cell table:style-name="ce49"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1" office:value-type="string" calcext:value-type="string">
            <text:p>AFL-1.1.txt</text:p>
          </table:table-cell>
          <table:table-cell table:style-name="ce69"/>
          <table:table-cell table:style-name="ce76"/>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1.2</text:p>
          </table:table-cell>
          <table:table-cell table:style-name="ce42" office:value-type="string" calcext:value-type="string">
            <text:p>AFL-1.2</text:p>
          </table:table-cell>
          <table:table-cell table:style-name="ce49"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1" office:value-type="string" calcext:value-type="string">
            <text:p>AFL-1.2.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2.0</text:p>
          </table:table-cell>
          <table:table-cell table:style-name="ce42" office:value-type="string" calcext:value-type="string">
            <text:p>AFL-2.0</text:p>
          </table:table-cell>
          <table:table-cell table:style-name="ce49"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1" office:value-type="string" calcext:value-type="string">
            <text:p>AFL-2.0.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2.1</text:p>
          </table:table-cell>
          <table:table-cell table:style-name="ce42" office:value-type="string" calcext:value-type="string">
            <text:p>AFL-2.1</text:p>
          </table:table-cell>
          <table:table-cell table:style-name="ce49"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1" office:value-type="string" calcext:value-type="string">
            <text:p>AFL-2.1.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1" office:value-type="string" calcext:value-type="string">
            <text:p>AFL-3.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1" office:value-type="string" calcext:value-type="string">
            <text:p>AMPA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3" office:value-type="string" calcext:value-type="string">
            <text:p>&lt;various notices depending on terms chosen for license - see Exhibit A&gt;</text:p>
          </table:table-cell>
          <table:table-cell table:style-name="ce61" office:value-type="string" calcext:value-type="string">
            <text:p>A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1" office:value-type="string" calcext:value-type="string">
            <text:p>Adobe-Gl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1" office:value-type="string" calcext:value-type="string">
            <text:p>APAF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1" office:value-type="string" calcext:value-type="string">
            <text:p>Adobe-20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1" office:value-type="string" calcext:value-type="string">
            <text:p>AG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office:value-type="string" calcext:value-type="string">
            <text:p>full name amended to remove "GNU" as that only applies to version 3 of this licens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1" office:value-type="string" calcext:value-type="string">
            <text:p>Afmpar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1" office:value-type="string" calcext:value-type="string">
            <text:p>Aladdi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1" office:value-type="string" calcext:value-type="string">
            <text:p>AD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1" office:value-type="string" calcext:value-type="string">
            <text:p>AMDPLP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6">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1" office:value-type="string" calcext:value-type="string">
            <text:p>ANTLR-PD.txt</text:p>
          </table:table-cell>
          <table:table-cell table:style-name="ce68"/>
          <table:table-cell table:style-name="ce50"/>
          <table:table-cell table:style-name="ce80"/>
          <table:table-cell table:style-name="ce85"/>
          <table:table-cell table:style-name="ce90"/>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1" office:value-type="string" calcext:value-type="string">
            <text:p>Apache-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office:value-type="string" calcext:value-type="string">
            <text:p>OSI issue resolved; was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1" office:value-type="string" calcext:value-type="string">
            <text:p>Apache-1.1.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1" office:value-type="string" calcext:value-type="string">
            <text:p>Apache-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updated header to be correct</text:p>
          </table:table-cell>
          <table:table-cell table:style-name="ce45"/>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1" office:value-type="string" calcext:value-type="string">
            <text:p>A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1" office:value-type="string" calcext:value-type="string">
            <text:p>APSL-1.0.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1" office:value-type="string" calcext:value-type="string">
            <text:p>APSL-1.1.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APSL-1.2.txt</text:p>
          </table:table-cell>
          <table:table-cell table:style-name="ce68"/>
          <table:table-cell table:style-name="ce50"/>
          <table:table-cell table:style-name="ce80"/>
          <table:table-cell table:style-name="ce85"/>
          <table:table-cell table:style-name="ce89" office:value-type="string" calcext:value-type="string">
            <text:p>not on OSI site</text:p>
          </table:table-cell>
          <table:table-cell table:style-name="ce96" office:value-type="string" calcext:value-type="string">
            <text:p>OSI issue resolved,wa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1" office:value-type="string" calcext:value-type="string">
            <text:p>AP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8">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5"/>
          <table:table-cell table:style-name="ce61" office:value-type="string" calcext:value-type="string">
            <text:p>Artistic-1.0.txt</text:p>
          </table:table-cell>
          <table:table-cell table:style-name="ce68"/>
          <table:table-cell table:style-name="ce50"/>
          <table:table-cell table:style-name="ce80"/>
          <table:table-cell table:style-name="ce85"/>
          <table:table-cell table:style-name="ce8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6"/>
          <table:table-cell table:style-name="ce101"/>
          <table:table-cell table:style-name="ce107"/>
          <table:table-cell table:style-name="ce112" office:value-type="string" calcext:value-type="string">
            <text:p>updated notes to clarify different variations of Artistic 1.0 license and url</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5"/>
          <table:table-cell table:style-name="ce61" office:value-type="string" calcext:value-type="string">
            <text:p>Artistic-1.0-Pe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 (note: OSI link not included because it does not contain the same license text as the Perl site)</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5"/>
          <table:table-cell table:style-name="ce61" office:value-type="string" calcext:value-type="string">
            <text:p>Artistic-1.0-cl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1" office:value-type="string" calcext:value-type="string">
            <text:p>Artistic-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1" office:value-type="string" calcext:value-type="string">
            <text:p>AAL.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1" office:value-type="string" calcext:value-type="string">
            <text:p>Bah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1" office:value-type="string" calcext:value-type="string">
            <text:p>Bar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1" office:value-type="string" calcext:value-type="string">
            <text:p>Beer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1" office:value-type="string" calcext:value-type="string">
            <text:p>BitTorrent-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text:p>
          </table:table-cell>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1" office:value-type="string" calcext:value-type="string">
            <text:p>BitTorrent-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 and note</text:p>
          </table:table-cell>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3"/>
          <table:table-cell table:style-name="ce61" office:value-type="string" calcext:value-type="string">
            <text:p>BS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removed standard header. Not clear where this came from and does not follow rules for standard header field</text:p>
          </table:table-cell>
          <table:table-cell table:style-name="ce182"/>
          <table:table-cell table:style-name="ce189"/>
          <table:table-cell table:number-columns-repeated="1000"/>
        </table:table-row>
        <table:table-row table:style-name="ro2">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1" office:value-type="string" calcext:value-type="string">
            <text:p>Borceu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2-Clause.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office:value-type="string" calcext:value-type="string">
            <text:p>really removed "FreeBSD" from license name this ti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2" office:value-type="string" calcext:value-type="string">
            <text:p>BSD-2-Clause-FreeBSD.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removed quotations marks around Free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1" office:value-type="string" calcext:value-type="string">
            <text:p>BSD-2-Clause-NetBSD.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removed quotations marks around Net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3-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1" office:value-type="string" calcext:value-type="string">
            <text:p>BSD-3-Clause-Clear.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full name fixed (did say "2-clause" when should be "3-clause") and "Clear" shouldn't be in quotes</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BSD 3-Clause No Nuclear License</text:p>
          </table:table-cell>
          <table:table-cell table:style-name="ce42" office:value-type="string" calcext:value-type="string">
            <text:p>BSD-3-Clause-No-Nuclear-License</text:p>
          </table:table-cell>
          <table:table-cell table:style-name="ce48" office:value-type="string" calcext:value-type="string">
            <text:p>http://download.oracle.com/otn-pub/java/licenses/bsd.txt?AuthParam=1467140197_43d516ce1776bd08a58235a7785be1cc</text:p>
          </table:table-cell>
          <table:table-cell table:style-name="ce4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43" table:number-columns-repeated="2"/>
          <table:table-cell table:style-name="ce61" office:value-type="string" calcext:value-type="string">
            <text:p>BSD-3-Clause-No-Nuclear-Licen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2">
          <table:table-cell table:style-name="ce42" office:value-type="string" calcext:value-type="string">
            <text:p>BSD 3-Clause No Nuclear License 2014</text:p>
          </table:table-cell>
          <table:table-cell table:style-name="ce42" office:value-type="string" calcext:value-type="string">
            <text:p>BSD-3-Clause-No-Nuclear-License-2014</text:p>
          </table:table-cell>
          <table:table-cell table:style-name="ce48" office:value-type="string" calcext:value-type="string">
            <text:p>https://java.net/projects/javaeetutorial/pages/BerkeleyLicense</text:p>
          </table:table-cell>
          <table:table-cell table:style-name="ce4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43" table:number-columns-repeated="2"/>
          <table:table-cell table:style-name="ce61" office:value-type="string" calcext:value-type="string">
            <text:p>BSD-3-Clause-No-Nuclear-License-20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45">
          <table:table-cell table:style-name="ce42" office:value-type="string" calcext:value-type="string">
            <text:p>BSD 3-Clause No Nuclear Warranty</text:p>
          </table:table-cell>
          <table:table-cell table:style-name="ce42" office:value-type="string" calcext:value-type="string">
            <text:p>BSD-3-Clause-No-Nuclear-Warranty</text:p>
          </table:table-cell>
          <table:table-cell table:style-name="ce48" office:value-type="string" calcext:value-type="string">
            <text:p>https://jogamp.org/git/?p=gluegen.git;a=blob_plain;f=LICENSE.txt</text:p>
          </table:table-cell>
          <table:table-cell table:style-name="ce4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43" table:number-columns-repeated="2"/>
          <table:table-cell table:style-name="ce61" office:value-type="string" calcext:value-type="string">
            <text:p>BSD-3-Clause-No-Nuclear-Warranty.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2">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1" office:value-type="string" calcext:value-type="string">
            <text:p>BSD-4-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1" office:value-type="string" calcext:value-type="string">
            <text:p>BSD-Protecti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Source Code Attribution</text:p>
          </table:table-cell>
          <table:table-cell table:style-name="ce42" office:value-type="string" calcext:value-type="string">
            <text:p>BSD-Source-Code</text:p>
          </table:table-cell>
          <table:table-cell table:style-name="ce48" office:value-type="string" calcext:value-type="string">
            <text:p>https://github.com/robbiehanson/CocoaHTTPServer/blob/master/LICENSE.txt</text:p>
          </table:table-cell>
          <table:table-cell table:style-name="ce43" table:number-columns-repeated="3"/>
          <table:table-cell table:style-name="ce63" office:value-type="string" calcext:value-type="string">
            <text:p>BSD-Source-Cod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45">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1" office:value-type="string" calcext:value-type="string">
            <text:p>BSD-3-Clause-Attribution.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0BS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office:value-type="string" calcext:value-type="string">
            <text:p>added OSI approved categorization</text:p>
          </table:table-cell>
          <table:table-cell table:style-name="ce189"/>
          <table:table-cell table:number-columns-repeated="1000"/>
        </table:table-row>
        <table:table-row table:style-name="ro6">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2" office:value-type="string" calcext:value-type="string">
            <text:p>BSD-4-Clause-U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1" office:value-type="string" calcext:value-type="string">
            <text:p>bzip2-1.0.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1" office:value-type="string" calcext:value-type="string">
            <text:p>bzip2-1.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1" office:value-type="string" calcext:value-type="string">
            <text:p>Calder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1" office:value-type="string" calcext:value-type="string">
            <text:p>CECILL-1.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1" office:value-type="string" calcext:value-type="string">
            <text:p>CECILL-1.1.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1" office:value-type="string" calcext:value-type="string">
            <text:p>CECILL-2.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1" office:value-type="string" calcext:value-type="string">
            <text:p>CECIL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1" office:value-type="string" calcext:value-type="string">
            <text:p>CECILL-B.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1" office:value-type="string" calcext:value-type="string">
            <text:p>CECILL-C.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1" office:value-type="string" calcext:value-type="string">
            <text:p>ClArtisti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1" office:value-type="string" calcext:value-type="string">
            <text:p>MIT-CM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1" office:value-type="string" calcext:value-type="string">
            <text:p>CNRI-Jyth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YES </text:p>
          </table:table-cell>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1" office:value-type="string" calcext:value-type="string">
            <text:p>CNRI-Python.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2">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1" office:value-type="string" calcext:value-type="string">
            <text:p>CNRI-Python-GPL-Compatible.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1" office:value-type="string" calcext:value-type="string">
            <text:p>CPOL-1.0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1" office:value-type="string" calcext:value-type="string">
            <text:p>CDD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2" office:value-type="string" calcext:value-type="string">
            <text:p>CDDL-1.1.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1" office:value-type="string" calcext:value-type="string">
            <text:p>CPA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 (what about Exhibit B?)</text:p>
          </table:table-cell>
          <table:table-cell table:style-name="ce182"/>
          <table:table-cell table:style-name="ce189"/>
          <table:table-cell table:number-columns-repeated="1000"/>
        </table:table-row>
        <table:table-row table:style-name="ro2">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1" office:value-type="string" calcext:value-type="string">
            <text:p>CPL-1.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CATOS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1" office:value-type="string" calcext:value-type="string">
            <text:p>Condor-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1" office:value-type="string" calcext:value-type="string">
            <text:p>CC-BY-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1" office:value-type="string" calcext:value-type="string">
            <text:p>CC-BY-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1" office:value-type="string" calcext:value-type="string">
            <text:p>CC-BY-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1" office:value-type="string" calcext:value-type="string">
            <text:p>CC-BY-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1" office:value-type="string" calcext:value-type="string">
            <text:p>CC-BY-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1" office:value-type="string" calcext:value-type="string">
            <text:p>CC-BY-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1" office:value-type="string" calcext:value-type="string">
            <text:p>CC-BY-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1" office:value-type="string" calcext:value-type="string">
            <text:p>CC-BY-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1" office:value-type="string" calcext:value-type="string">
            <text:p>CC-BY-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1" office:value-type="string" calcext:value-type="string">
            <text:p>CC-BY-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1" office:value-type="string" calcext:value-type="string">
            <text:p>CC-BY-NC-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1" office:value-type="string" calcext:value-type="string">
            <text:p>CC-BY-NC-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1" office:value-type="string" calcext:value-type="string">
            <text:p>CC-BY-NC-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1" office:value-type="string" calcext:value-type="string">
            <text:p>CC-BY-NC-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1" office:value-type="string" calcext:value-type="string">
            <text:p>CC-BY-NC-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1" office:value-type="string" calcext:value-type="string">
            <text:p>CC-BY-NC-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1" office:value-type="string" calcext:value-type="string">
            <text:p>CC-BY-NC-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1" office:value-type="string" calcext:value-type="string">
            <text:p>CC-BY-NC-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1" office:value-type="string" calcext:value-type="string">
            <text:p>CC-BY-NC-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1" office:value-type="string" calcext:value-type="string">
            <text:p>CC-BY-NC-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1" office:value-type="string" calcext:value-type="string">
            <text:p>CC-BY-NC-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1" office:value-type="string" calcext:value-type="string">
            <text:p>CC-BY-NC-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1" office:value-type="string" calcext:value-type="string">
            <text:p>CC-BY-NC-SA-2.5.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1" office:value-type="string" calcext:value-type="string">
            <text:p>CC-BY-NC-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1" office:value-type="string" calcext:value-type="string">
            <text:p>CC-BY-NC-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1" office:value-type="string" calcext:value-type="string">
            <text:p>CC-BY-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1" office:value-type="string" calcext:value-type="string">
            <text:p>CC-BY-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1" office:value-type="string" calcext:value-type="string">
            <text:p>CC-BY-SA-2.5.txt</text:p>
          </table:table-cell>
          <table:table-cell table:style-name="ce70"/>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1" office:value-type="string" calcext:value-type="string">
            <text:p>CC-BY-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7">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1" office:value-type="string" calcext:value-type="string">
            <text:p>CC-BY-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1" office:value-type="string" calcext:value-type="string">
            <text:p>CC0-1.0.txt</text:p>
          </table:table-cell>
          <table:table-cell table:style-name="ce71"/>
          <table:table-cell table:style-name="ce62"/>
          <table:table-cell table:style-name="ce82"/>
          <table:table-cell table:style-name="ce85" office:value-type="string" calcext:value-type="string">
            <text:p>YES</text:p>
          </table:table-cell>
          <table:table-cell table:style-name="ce92"/>
          <table:table-cell table:style-name="ce97"/>
          <table:table-cell table:style-name="ce103"/>
          <table:table-cell table:style-name="ce108"/>
          <table:table-cell table:style-name="ce113"/>
          <table:table-cell table:style-name="ce118"/>
          <table:table-cell table:style-name="ce156"/>
          <table:table-cell table:style-name="ce160"/>
          <table:table-cell table:style-name="ce165"/>
          <table:table-cell table:style-name="ce170"/>
          <table:table-cell table:style-name="ce176"/>
          <table:table-cell table:style-name="ce183"/>
          <table:table-cell table:style-name="ce190"/>
          <table:table-cell table:number-columns-repeated="1000"/>
        </table:table-row>
        <table:table-row table:style-name="ro2">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1" office:value-type="string" calcext:value-type="string">
            <text:p>Crosswor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1" office:value-type="string" calcext:value-type="string">
            <text:p>CrystalStacke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1" office:value-type="string" calcext:value-type="string">
            <text:p>CUA-OPL-1.0.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1" office:value-type="string" calcext:value-type="string">
            <text:p>Cub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1" office:value-type="string" calcext:value-type="string">
            <text:p>cur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2">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1" office:value-type="string" calcext:value-type="string">
            <text:p>D-FSL-1.0.txt</text:p>
          </table:table-cell>
          <table:table-cell table:style-name="ce68"/>
          <table:table-cell table:style-name="ce50"/>
          <table:table-cell table:style-name="ce80"/>
          <table:table-cell table:style-name="ce53"/>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updated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1" office:value-type="string" calcext:value-type="string">
            <text:p>diffmar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1" office:value-type="string" calcext:value-type="string">
            <text:p>WTF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1" office:value-type="string" calcext:value-type="string">
            <text:p>DO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1" office:value-type="string" calcext:value-type="string">
            <text:p>Dotseq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1" office:value-type="string" calcext:value-type="string">
            <text:p>DSD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6">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1" office:value-type="string" calcext:value-type="string">
            <text:p>dvipdf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1" office:value-type="string" calcext:value-type="string">
            <text:p>E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1" office:value-type="string" calcext:value-type="string">
            <text:p>ECL-1.0.txt</text:p>
          </table:table-cell>
          <table:table-cell table:style-name="ce68"/>
          <table:table-cell table:style-name="ce50"/>
          <table:table-cell table:style-name="ce80"/>
          <table:table-cell table:style-name="ce85" office:value-type="string" calcext:value-type="string">
            <text:p>YES</text:p>
            <text:p>H-YES</text:p>
          </table:table-cell>
          <table:table-cell table:style-name="ce89"/>
          <table:table-cell table:style-name="ce96" office:value-type="string" calcext:value-type="string">
            <text:p>standard header added (carrots changed to square brackets in standard header)</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6">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1" office:value-type="string" calcext:value-type="string">
            <text:p>ECL-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89" office:value-type="string" calcext:value-type="string">
            <text:p>link at top of license is broken; should we note this? <text:s/>Should this info before "terms and conditions" even be included as part of license text?</text:p>
          </table:table-cell>
          <table:table-cell table:style-name="ce101" office:value-type="string" calcext:value-type="string">
            <text:p>do not add these notes (see 9/19/12 meeting minutes for discussion)</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1" office:value-type="string" calcext:value-type="string">
            <text:p>eGeni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1" office:value-type="string" calcext:value-type="string">
            <text:p>EFL-1.0.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3">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F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1" office:value-type="string" calcext:value-type="string">
            <text:p>MIT-advertisi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1" office:value-type="string" calcext:value-type="string">
            <text:p>MIT-enn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ntess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1" office:value-type="string" calcext:value-type="string">
            <text:p>ErlPL-1.1.txt</text:p>
          </table:table-cell>
          <table:table-cell table:style-name="ce68"/>
          <table:table-cell table:style-name="ce50"/>
          <table:table-cell table:style-name="ce80"/>
          <table:table-cell table:style-name="ce85"/>
          <table:table-cell table:style-name="ce89"/>
          <table:table-cell table:style-name="ce8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1" office:value-type="string" calcext:value-type="string">
            <text:p>do not add these notes (see 9/19/12 meeting minutes for discussion)</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UDatagrid.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1" office:value-type="string" calcext:value-type="string">
            <text:p>EUPL-1.0.txt</text:p>
          </table:table-cell>
          <table:table-cell table:style-name="ce71"/>
          <table:table-cell table:style-name="ce62"/>
          <table:table-cell table:style-name="ce80"/>
          <table:table-cell table:style-name="ce85"/>
          <table:table-cell table:style-name="ce92"/>
          <table:table-cell table:style-name="ce96" office:value-type="string" calcext:value-type="string">
            <text:p>added Note re: EC approval of license</text:p>
            <text:p>first link to page with list of all languages; second link to English version directly - do we need both?</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1" office:value-type="string" calcext:value-type="string">
            <text:p>EUPL-1.1.txt</text:p>
          </table:table-cell>
          <table:table-cell table:style-name="ce68"/>
          <table:table-cell table:style-name="ce50"/>
          <table:table-cell table:style-name="ce80"/>
          <table:table-cell table:style-name="ce85"/>
          <table:table-cell table:style-name="ce88"/>
          <table:table-cell table:style-name="ce89" office:value-type="string" calcext:value-type="string">
            <text:p>links to both pages that lists all languages and the direct to English version - need both?</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1" office:value-type="string" calcext:value-type="string">
            <text:p>Eurosy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Fair.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1" office:value-type="string" calcext:value-type="string">
            <text:p>MIT-fe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1" office:value-type="string" calcext:value-type="string">
            <text:p>Frameworx-1.0.txt</text:p>
          </table:table-cell>
          <table:table-cell table:style-name="ce68"/>
          <table:table-cell table:style-name="ce50"/>
          <table:table-cell table:style-name="ce80"/>
          <table:table-cell table:style-name="ce85"/>
          <table:table-cell table:style-name="ce89"/>
          <table:table-cell table:style-name="ce89" office:value-type="string" calcext:value-type="string">
            <text:p>link within license is no good - do we want to capture this info anywhere?</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1" office:value-type="string" calcext:value-type="string">
            <text:p>FreeImag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1" office:value-type="string" calcext:value-type="string">
            <text:p>FT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SF All Permissive License</text:p>
          </table:table-cell>
          <table:table-cell table:style-name="ce42" office:value-type="string" calcext:value-type="string">
            <text:p>FSFAP</text:p>
          </table:table-cell>
          <table:table-cell table:style-name="ce48" office:value-type="string" calcext:value-type="string">
            <text:p>http://www.gnu.org/prep/maintain/html_node/License-Notices-for-Other-Files.html</text:p>
          </table:table-cell>
          <table:table-cell table:style-name="ce43" table:number-columns-repeated="3"/>
          <table:table-cell table:style-name="ce61" office:value-type="string" calcext:value-type="string">
            <text:p>FSFA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1" office:value-type="string" calcext:value-type="string">
            <text:p>FSFU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style-name="ce94" table:number-columns-repeated="1000"/>
        </table:table-row>
        <table:table-row table:style-name="ro20">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1" office:value-type="string" calcext:value-type="string">
            <text:p>FSFULL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1" office:value-type="string" calcext:value-type="string">
            <text:p>Gift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5">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1" office:value-type="string" calcext:value-type="string">
            <text:p>GL2P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2">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1" office:value-type="string" calcext:value-type="string">
            <text:p>Glulxe.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22">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1" office:value-type="string" calcext:value-type="string">
            <text:p>AGPL-3.0.txt</text:p>
          </table:table-cell>
          <table:table-cell table:style-name="ce72"/>
          <table:table-cell table:style-name="ce77"/>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7">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1.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22">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2.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13">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3.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OSI issue resolved, was not OSI approved</text:p>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56">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1" office:value-type="string" calcext:value-type="string">
            <text:p>GPL-1.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2">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1" office:value-type="string" calcext:value-type="string">
            <text:p>G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15">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1" office:value-type="string" calcext:value-type="string">
            <text:p>GPL-3.0.txt</text:p>
          </table:table-cell>
          <table:table-cell table:style-name="ce72"/>
          <table:table-cell table:style-name="ce77"/>
          <table:table-cell table:style-name="ce81"/>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45">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1" office:value-type="string" calcext:value-type="string">
            <text:p>LG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1" office:value-type="string" calcext:value-type="string">
            <text:p>LGPL-3.0.txt</text:p>
          </table:table-cell>
          <table:table-cell table:style-name="ce68"/>
          <table:table-cell table:style-name="ce50"/>
          <table:table-cell table:style-name="ce81"/>
          <table:table-cell table:style-name="ce85"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6" office:value-type="string" calcext:value-type="string">
            <text:p>carrots changed to square brackets in standard header</text:p>
          </table:table-cell>
          <table:table-cell table:style-name="ce101"/>
          <table:table-cell table:style-name="ce107" office:value-type="string" calcext:value-type="string">
            <text:p>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46">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1" office:value-type="string" calcext:value-type="string">
            <text:p>LG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1" office:value-type="string" calcext:value-type="string">
            <text:p>gnuplot.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1" office:value-type="string" calcext:value-type="string">
            <text:p>gSOAP-1.3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1" office:value-type="string" calcext:value-type="string">
            <text:p>HaskellReport.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HPND.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1" office:value-type="string" calcext:value-type="string">
            <text:p>IBM-pib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1" office:value-type="string" calcext:value-type="string">
            <text:p>I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1" office:value-type="string" calcext:value-type="string">
            <text:p>IC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1" office:value-type="string" calcext:value-type="string">
            <text:p>ImageMagic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1" office:value-type="string" calcext:value-type="string">
            <text:p>iMatix.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1" office:value-type="string" calcext:value-type="string">
            <text:p>Imlib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1" office:value-type="string" calcext:value-type="string">
            <text:p>IJ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6">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1" office:value-type="string" calcext:value-type="string">
            <text:p>Info-ZI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1" office:value-type="string" calcext:value-type="string">
            <text:p>Intel-ACPI.txt</text:p>
          </table:table-cell>
          <table:table-cell table:style-name="ce68"/>
          <table:table-cell table:style-name="ce50"/>
          <table:table-cell table:style-name="ce80"/>
          <table:table-cell table:style-name="ce85"/>
          <table:table-cell table:style-name="ce43" office:value-type="string" calcext:value-type="string">
            <text:p>note to OSI - add SPDX short identifier to OSI site? Done</text:p>
          </table:table-cell>
          <table:table-cell table:style-name="ce96"/>
          <table:table-cell table:style-name="ce101" office:value-type="string" calcext:value-type="string">
            <text:p>NEW</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1" office:value-type="string" calcext:value-type="string">
            <text:p>Intel.txt</text:p>
          </table:table-cell>
          <table:table-cell table:style-name="ce68"/>
          <table:table-cell table:style-name="ce50"/>
          <table:table-cell table:style-name="ce80"/>
          <table:table-cell table:style-name="ce86"/>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1" office:value-type="string" calcext:value-type="string">
            <text:p>Interbase-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PA.txt</text:p>
          </table:table-cell>
          <table:table-cell table:style-name="ce68"/>
          <table:table-cell table:style-name="ce50"/>
          <table:table-cell table:style-name="ce80"/>
          <table:table-cell table:style-name="ce85"/>
          <table:table-cell table:style-name="ce89"/>
          <table:table-cell table:style-name="ce96" office:value-type="string" calcext:value-type="string">
            <text:p>removed parenthetical from license full na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S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1" office:value-type="string" calcext:value-type="string">
            <text:p>JasPer-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1" office:value-type="string" calcext:value-type="string">
            <text:p>JSON.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1" office:value-type="string" calcext:value-type="string">
            <text:p>LPP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6">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1" office:value-type="string" calcext:value-type="string">
            <text:p>LPPL-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13">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1" office:value-type="string" calcext:value-type="string">
            <text:p>LPPL-1.2.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v” in full name to fix sorting/be consistent with other LPPL.</text:p>
            <text:p>Added markup to header</text:p>
          </table:table-cell>
          <table:table-cell table:style-name="ce182"/>
          <table:table-cell table:style-name="ce189"/>
          <table:table-cell table:number-columns-repeated="1000"/>
        </table:table-row>
        <table:table-row table:style-name="ro44">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1" office:value-type="string" calcext:value-type="string">
            <text:p>LPPL-1.3a.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56">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1" office:value-type="string" calcext:value-type="string">
            <text:p>LPPL-1.3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1" office:value-type="string" calcext:value-type="string">
            <text:p>Latex2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1" office:value-type="string" calcext:value-type="string">
            <text:p>BSD-3-Clause-LBN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1" office:value-type="string" calcext:value-type="string">
            <text:p>Leptonic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2">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1" office:value-type="string" calcext:value-type="string">
            <text:p>LGPLLR.txt</text:p>
          </table:table-cell>
          <table:table-cell table:style-name="ce68"/>
          <table:table-cell table:style-name="ce50"/>
          <table:table-cell table:style-name="ce80"/>
          <table:table-cell table:style-name="ce85"/>
          <table:table-cell table:style-name="ce89" office:value-type="string" calcext:value-type="string">
            <text:p>was this OSI approved? License says it was, but OSI does not have this specific license on the website (see note for zlib license) - no, not OSI approved</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1" office:value-type="string" calcext:value-type="string">
            <text:p>Libp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1" office:value-type="string" calcext:value-type="string">
            <text:p>libtiff.txt</text:p>
          </table:table-cell>
          <table:table-cell table:style-name="ce68"/>
          <table:table-cell table:style-name="ce50"/>
          <table:table-cell table:style-name="ce80"/>
          <table:table-cell table:style-name="ce85"/>
          <table:table-cell table:style-name="ce88"/>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cence Art Libre 1.2</text:p>
          </table:table-cell>
          <table:table-cell table:style-name="ce42" office:value-type="string" calcext:value-type="string">
            <text:p>LAL-1.2</text:p>
          </table:table-cell>
          <table:table-cell table:style-name="ce48" office:value-type="string" calcext:value-type="string">
            <text:p>http://artlibre.org/licence/lal/licence-art-libre-12/</text:p>
          </table:table-cell>
          <table:table-cell table:style-name="ce4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3" table:number-columns-repeated="2"/>
          <table:table-cell table:style-name="ce61" office:value-type="string" calcext:value-type="string">
            <text:p>LAL-1.2.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89" office:value-type="string" calcext:value-type="string">
            <text:p>should (Plan9) be at end of license name?</text:p>
          </table:table-cell>
          <table:table-cell table:style-name="ce101" office:value-type="string" calcext:value-type="string">
            <text:p>removed (Plan9) from full license name to be consistent with rules</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cence Art Libre 1.3</text:p>
          </table:table-cell>
          <table:table-cell table:style-name="ce42" office:value-type="string" calcext:value-type="string">
            <text:p>LAL-1.3</text:p>
          </table:table-cell>
          <table:table-cell table:style-name="ce48" office:value-type="string" calcext:value-type="string">
            <text:p>http://artlibre.org/</text:p>
          </table:table-cell>
          <table:table-cell table:style-name="ce4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3" table:number-columns-repeated="2"/>
          <table:table-cell table:style-name="ce61" office:value-type="string" calcext:value-type="string">
            <text:p>LAL-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Permissive version 1.1</text:p>
          </table:table-cell>
          <table:table-cell table:style-name="ce42" office:value-type="string" calcext:value-type="string">
            <text:p>LiLiQ-P-1.1</text:p>
          </table:table-cell>
          <table:table-cell table:style-name="ce4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3" office:value-type="string" calcext:value-type="string">
            <text:p>YES</text:p>
          </table:table-cell>
          <table:table-cell table:style-name="ce43"/>
          <table:table-cell table:style-name="ce61" office:value-type="string" calcext:value-type="string">
            <text:p>LiLiQ-P-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Réciprocité forte version 1.1</text:p>
          </table:table-cell>
          <table:table-cell table:style-name="ce42" office:value-type="string" calcext:value-type="string">
            <text:p>LiLiQ-Rplus-1.1</text:p>
          </table:table-cell>
          <table:table-cell table:style-name="ce4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3" office:value-type="string" calcext:value-type="string">
            <text:p>YES</text:p>
          </table:table-cell>
          <table:table-cell table:style-name="ce43"/>
          <table:table-cell table:style-name="ce61" office:value-type="string" calcext:value-type="string">
            <text:p>LiLiQ-Rplu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Réciprocité version 1.1</text:p>
          </table:table-cell>
          <table:table-cell table:style-name="ce42" office:value-type="string" calcext:value-type="string">
            <text:p>LiLiQ-R-1.1</text:p>
          </table:table-cell>
          <table:table-cell table:style-name="ce48" office:value-type="string" calcext:value-type="string">
            <text:p>http://opensource.org/licenses/LiLiQ-R-1.1</text:p>
            <text:p>https://www.forge.gouv.qc.ca/participez/licence-logicielle/licence-libre-du-quebec-liliq-en-francais/licence-libre-du-quebec-reciproci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3" office:value-type="string" calcext:value-type="string">
            <text:p>YES</text:p>
          </table:table-cell>
          <table:table-cell table:style-name="ce43"/>
          <table:table-cell table:style-name="ce61" office:value-type="string" calcext:value-type="string">
            <text:p>LiLiQ-R-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LPL-1.02.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2">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L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1" office:value-type="string" calcext:value-type="string">
            <text:p>MakeInde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1" office:value-type="string" calcext:value-type="string">
            <text:p>MT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PL.txt</text:p>
          </table:table-cell>
          <table:table-cell table:style-name="ce68"/>
          <table:table-cell table:style-name="ce50"/>
          <table:table-cell table:style-name="ce80"/>
          <table:table-cell table:style-name="ce85" office:value-type="string" calcext:value-type="string">
            <text:p>H-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4">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RL.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rOS.txt</text:p>
          </table:table-cell>
          <table:table-cell table:style-name="ce68"/>
          <table:table-cell table:style-name="ce50"/>
          <table:table-cell table:style-name="ce80"/>
          <table:table-cell table:style-name="ce85"/>
          <table:table-cell table:style-name="ce88"/>
          <table:table-cell table:style-name="ce96" office:value-type="string" calcext:value-type="string">
            <text:p>notes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1" office:value-type="string" calcext:value-type="string">
            <text:p>MITNFA.txt</text:p>
          </table:table-cell>
          <table:table-cell table:style-name="ce68"/>
          <table:table-cell table:style-name="ce50"/>
          <table:table-cell table:style-name="ce80"/>
          <table:table-cell table:style-name="ce85"/>
          <table:table-cell table:style-name="ce88"/>
          <table:table-cell table:style-name="ce89" office:value-type="string" calcext:value-type="string">
            <text:p>NEW</text:p>
          </table:table-cell>
          <table:table-cell table:style-name="ce101" office:value-type="string" calcext:value-type="string">
            <text:p>full name of license updat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7" office:value-type="string" calcext:value-type="string">
            <text:p>license mentions the inclusion of a notice in Exhibit A, but no example text identified as Exhibit A in the license.</text:p>
          </table:table-cell>
          <table:table-cell table:style-name="ce61" office:value-type="string" calcext:value-type="string">
            <text:p>Motosoto.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1" office:value-type="string" calcext:value-type="string">
            <text:p>M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1" office:value-type="string" calcext:value-type="string">
            <text:p>MP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7">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1" office:value-type="string" calcext:value-type="string">
            <text:p>MP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1" office:value-type="string" calcext:value-type="string">
            <text:p>MPL-2.0-no-copyleft-exceptio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1" office:value-type="string" calcext:value-type="string">
            <text:p>mpich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ultic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1" office:value-type="string" calcext:value-type="string">
            <text:p>Mu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SA-1.3.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umen.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1" office:value-type="string" calcext:value-type="string">
            <text:p>NB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1" office:value-type="string" calcext:value-type="string">
            <text:p>NetCDF.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GPL.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1" office:value-type="string" calcext:value-type="string">
            <text:p>NOS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1" office:value-type="string" calcext:value-type="string">
            <text:p>N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1" office:value-type="string" calcext:value-type="string">
            <text:p>N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1" office:value-type="string" calcext:value-type="string">
            <text:p>Newsletr.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1" office:value-type="string" calcext:value-type="string">
            <text:p>NL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okia.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4">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1" office:value-type="string" calcext:value-type="string">
            <text:p>NPOSL-3.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orwegian Licence for Open Government Data</text:p>
          </table:table-cell>
          <table:table-cell table:style-name="ce42" office:value-type="string" calcext:value-type="string">
            <text:p>NLOD-1.0</text:p>
          </table:table-cell>
          <table:table-cell table:style-name="ce48" office:value-type="string" calcext:value-type="string">
            <text:p>http://data.norge.no/nlod/en/1.0</text:p>
          </table:table-cell>
          <table:table-cell table:style-name="ce43" office:value-type="string" calcext:value-type="string">
            <text:p>Norwegian translation available here: http://data.norge.no/nlod/no/1.0</text:p>
          </table:table-cell>
          <table:table-cell table:style-name="ce43" table:number-columns-repeated="2"/>
          <table:table-cell table:style-name="ce61" office:value-type="string" calcext:value-type="string">
            <text:p>NLOD-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1" office:value-type="string" calcext:value-type="string">
            <text:p>Nowe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3">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1" office:value-type="string" calcext:value-type="string">
            <text:p>N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T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1" office:value-type="string" calcext:value-type="string">
            <text:p>Nunit.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1" office:value-type="string" calcext:value-type="string">
            <text:p>OCLC-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1" office:value-type="string" calcext:value-type="string">
            <text:p>ODb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1" office:value-type="string" calcext:value-type="string">
            <text:p>PDD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1" office:value-type="string" calcext:value-type="string">
            <text:p>OCCT-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GTS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2.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1" office:value-type="string" calcext:value-type="string">
            <text:p>OLDAP-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1" office:value-type="string" calcext:value-type="string">
            <text:p>OLDAP-1.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1" office:value-type="string" calcext:value-type="string">
            <text:p>OLDAP-1.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1" office:value-type="string" calcext:value-type="string">
            <text:p>OLDAP-1.4.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1" office:value-type="string" calcext:value-type="string">
            <text:p>OLDAP-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1" office:value-type="string" calcext:value-type="string">
            <text:p>OLDAP-2.0.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1" office:value-type="string" calcext:value-type="string">
            <text:p>OLDAP-2.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1" office:value-type="string" calcext:value-type="string">
            <text:p>OLDAP-2.4.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1" office:value-type="string" calcext:value-type="string">
            <text:p>OLDAP-2.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1" office:value-type="string" calcext:value-type="string">
            <text:p>OLDAP-2.6.txt</text:p>
          </table:table-cell>
          <table:table-cell table:style-name="ce68"/>
          <table:table-cell table:style-name="ce50"/>
          <table:table-cell table:style-name="ce80"/>
          <table:table-cell table:style-name="ce85"/>
          <table:table-cell table:style-name="ce89" office:value-type="string" calcext:value-type="string">
            <text:p>still not on OSI site?</text:p>
          </table:table-cell>
          <table:table-cell table:style-name="ce96" office:value-type="string" calcext:value-type="string">
            <text:p>OSI issue resolved - i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1" office:value-type="string" calcext:value-type="string">
            <text:p>OLDAP-2.7.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office:value-type="string" calcext:value-type="string">
            <text:p>OSI issue resolved - is OSI approved;</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1" office:value-type="string" calcext:value-type="string">
            <text:p>OLDAP-2.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1" office:value-type="string" calcext:value-type="string">
            <text:p>OM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1" office:value-type="string" calcext:value-type="string">
            <text:p>O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license text was for v3.01, fixed .txt file so will display properly on website</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1" office:value-type="string" calcext:value-type="string">
            <text:p>OSL-1.0.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1" office:value-type="string" calcext:value-type="string">
            <text:p>OSL-1.1.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nd note added to license</text:p>
          </table:table-cell>
          <table:table-cell table:style-name="ce182"/>
          <table:table-cell table:style-name="ce189"/>
          <table:table-cell table:number-columns-repeated="1000"/>
        </table:table-row>
        <table:table-row table:style-name="ro44">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1" office:value-type="string" calcext:value-type="string">
            <text:p>OS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style-name="ce59" table:number-columns-repeated="1000"/>
        </table:table-row>
        <table:table-row table:style-name="ro2">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SL-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7">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1" office:value-type="string" calcext:value-type="string">
            <text:p>Open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OSET Public License version 2.1</text:p>
          </table:table-cell>
          <table:table-cell table:style-name="ce42" office:value-type="string" calcext:value-type="string">
            <text:p>OSET-PL-2.1</text:p>
          </table:table-cell>
          <table:table-cell table:style-name="ce48" office:value-type="string" calcext:value-type="string">
            <text:p>http://opensource.org/licenses/OPL-2.1</text:p>
            <text:p>http://www.osetfoundation.org/public-license/#</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ET-PL-2.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HP-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2" office:value-type="string" calcext:value-type="string">
            <text:p>PHP-3.0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2">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2"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3" table:number-columns-repeated="2"/>
          <table:table-cell table:style-name="ce61" office:value-type="string" calcext:value-type="string">
            <text:p>Plexus.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office:value-type="string" calcext:value-type="string">
            <text:p>added other references/examples for license text</text:p>
          </table:table-cell>
          <table:table-cell table:style-name="ce189"/>
          <table:table-cell table:number-columns-repeated="1000"/>
        </table:table-row>
        <table:table-row table:style-name="ro44">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ostgreSQ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1" office:value-type="string" calcext:value-type="string">
            <text:p>psfrag.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1" office:value-type="string" calcext:value-type="string">
            <text:p>psutil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overall Python license</text:p>
          </table:table-cell>
          <table:table-cell table:style-name="ce42" office:value-type="string" calcext:value-type="string">
            <text:p>YES</text:p>
          </table:table-cell>
          <table:table-cell table:style-name="ce43"/>
          <table:table-cell table:style-name="ce61" office:value-type="string" calcext:value-type="string">
            <text:p>Python-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QPL-1.0.txt</text:p>
          </table:table-cell>
          <table:table-cell table:style-name="ce68"/>
          <table:table-cell table:style-name="ce50"/>
          <table:table-cell table:style-name="ce80"/>
          <table:table-cell table:style-name="ce85" office:value-type="string" calcext:value-type="string">
            <text:p>YES</text:p>
          </table:table-cell>
          <table:table-cell table:style-name="ce93"/>
          <table:table-cell table:style-name="ce98"/>
          <table:table-cell table:style-name="ce104"/>
          <table:table-cell table:style-name="ce109"/>
          <table:table-cell table:style-name="ce114"/>
          <table:table-cell table:style-name="ce93"/>
          <table:table-cell table:style-name="ce157"/>
          <table:table-cell table:style-name="ce161" office:value-type="string" calcext:value-type="string">
            <text:p>NEW (need template for “MD5” v “MD4”)</text:p>
          </table:table-cell>
          <table:table-cell table:style-name="ce166"/>
          <table:table-cell table:style-name="ce171"/>
          <table:table-cell table:style-name="ce178"/>
          <table:table-cell table:style-name="ce185"/>
          <table:table-cell table:style-name="ce192"/>
          <table:table-cell table:number-columns-repeated="1000"/>
        </table:table-row>
        <table:table-row table:style-name="ro2">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1" office:value-type="string" calcext:value-type="string">
            <text:p>Qhu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removed?</text:p>
          </table:table-cell>
          <table:table-cell table:style-name="ce88" office:value-type="string" calcext:value-type="string">
            <text:p>edited text to include Ruby License only and not the disjunctive choice at the top; added notes as to explanation of Ruby License history</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1" office:value-type="string" calcext:value-type="string">
            <text:p>Rdis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1" office:value-type="string" calcext:value-type="string">
            <text:p>RP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1" office:value-type="string" calcext:value-type="string">
            <text:p>R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1" office:value-type="string" calcext:value-type="string">
            <text:p>RPL-1.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1" office:value-type="string" calcext:value-type="string">
            <text:p>RHeCo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1" office:value-type="string" calcext:value-type="string">
            <text:p>RSC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3" table:number-columns-repeated="3"/>
          <table:table-cell table:style-name="ce64" office:value-type="string" calcext:value-type="string">
            <text:p>RSA-MD.txt</text:p>
          </table:table-cell>
          <table:table-cell table:style-name="ce73"/>
          <table:table-cell table:style-name="ce78"/>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1" office:value-type="string" calcext:value-type="string">
            <text:p>Ruby.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1" office:value-type="string" calcext:value-type="string">
            <text:p>SAX-P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1" office:value-type="string" calcext:value-type="string">
            <text:p>Saxpath.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1" office:value-type="string" calcext:value-type="string">
            <text:p>SCEA.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1" office:value-type="string" calcext:value-type="string">
            <text:p>SW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Secure Messaging Protocol Public License</text:p>
          </table:table-cell>
          <table:table-cell table:style-name="ce42" office:value-type="string" calcext:value-type="string">
            <text:p>SMPPL</text:p>
          </table:table-cell>
          <table:table-cell table:style-name="ce48" office:value-type="string" calcext:value-type="string">
            <text:p>https://github.com/dcblake/SMP/blob/master/Documentation/License.txt</text:p>
          </table:table-cell>
          <table:table-cell table:style-name="ce43" table:number-columns-repeated="3"/>
          <table:table-cell table:style-name="ce61" office:value-type="string" calcext:value-type="string">
            <text:p>SMP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1" office:value-type="string" calcext:value-type="string">
            <text:p>Sendmai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17">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56">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15">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1" office:value-type="string" calcext:value-type="string">
            <text:p>SGI-B-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1" office:value-type="string" calcext:value-type="string">
            <text:p>OFL-1.0.txt</text:p>
          </table:table-cell>
          <table:table-cell table:style-name="ce68"/>
          <table:table-cell table:style-name="ce50"/>
          <table:table-cell table:style-name="ce80"/>
          <table:table-cell table:style-name="ce85"/>
          <table:table-cell table:style-name="ce88"/>
          <table:table-cell table:style-name="ce89" office:value-type="string" calcext:value-type="string">
            <text:p>see note added - ok?</text:p>
          </table:table-cell>
          <table:table-cell table:style-name="ce101" office:value-type="string" calcext:value-type="string">
            <text:p>removed this note - not consistent with other notes, not vetted, and already included in license itself</text:p>
          </table:table-cell>
          <table:table-cell table:style-name="ce107"/>
          <table:table-cell table:style-name="ce112"/>
          <table:table-cell table:style-name="ce88" office:value-type="string" calcext:value-type="string">
            <text:p>license text update to match provided url (which has out-of-order clauses)</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1" office:value-type="string" calcext:value-type="string">
            <text:p>OFL-1.1.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was OSI approved - updated that field to "yes" and added OSI url</text:p>
          </table:table-cell>
          <table:table-cell table:style-name="ce112" office:value-type="string" calcext:value-type="string">
            <text:p>added "v1.1" to full name</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im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leepycat.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1" office:value-type="string" calcext:value-type="string">
            <text:p>SNI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86.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dded to license and additional URL</text:p>
          </table:table-cell>
          <table:table-cell table:style-name="ce182"/>
          <table:table-cell table:style-name="ce189"/>
          <table:table-cell table:number-columns-repeated="1000"/>
        </table:table-row>
        <table:table-row table:style-name="ro2">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9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1" office:value-type="string" calcext:value-type="string">
            <text:p>Spencer-99.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1" office:value-type="string" calcext:value-type="string">
            <text:p>SMLNJ.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1" office:value-type="string" calcext:value-type="string">
            <text:p>SugarCRM-1.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1" office:value-type="string" calcext:value-type="string">
            <text:p>SI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1" office:value-type="string" calcext:value-type="string">
            <text:p>SISSL-1.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45">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1" office:value-type="string" calcext:value-type="string">
            <text:p>SPL-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Watcom-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1" office:value-type="string" calcext:value-type="string">
            <text:p>TC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office:value-type="string" calcext:value-type="string">
            <text:p>.txt suffix missing for license text file – fixed</text:p>
          </table:table-cell>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1" office:value-type="string" calcext:value-type="string">
            <text:p>Unlicens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1" office:value-type="string" calcext:value-type="string">
            <text:p>TMat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1" office:value-type="string" calcext:value-type="string">
            <text:p>TORQUE-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office:value-type="string" calcext:value-type="string">
            <text:p>full name corrected</text:p>
          </table:table-cell>
          <table:table-cell table:style-name="ce88"/>
          <table:table-cell table:style-name="ce155"/>
          <table:table-cell table:style-name="ce159" office:value-type="string" calcext:value-type="string">
            <text:p>updated full license name to include date and avoid confusion with older version of this license that was added</text:p>
          </table:table-cell>
          <table:table-cell table:style-name="ce164"/>
          <table:table-cell table:style-name="ce169"/>
          <table:table-cell table:style-name="ce175" office:value-type="string" calcext:value-type="string">
            <text:p>added markup to standard header &amp; note as to original of header</text:p>
          </table:table-cell>
          <table:table-cell table:style-name="ce182"/>
          <table:table-cell table:style-name="ce189"/>
          <table:table-cell table:number-columns-repeated="1000"/>
        </table:table-row>
        <table:table-row table:style-name="ro2">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1" office:value-type="string" calcext:value-type="string">
            <text:p>TO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1" office:value-type="string" calcext:value-type="string">
            <text:p>Unicode-TOU.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more to note field</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UP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CS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1" office:value-type="string" calcext:value-type="string">
            <text:p>Vim.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1" office:value-type="string" calcext:value-type="string">
            <text:p>VOSTRO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V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1" office:value-type="string" calcext:value-type="string">
            <text:p>W3C-199807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released: 13 December 2002.</text:p>
            <text:p>The standard header is provided via a link from the original license page.</text:p>
          </table:table-cell>
          <table:table-cell table:style-name="ce42" office:value-type="string" calcext:value-type="string">
            <text:p>YES</text:p>
          </table:table-cell>
          <table:table-cell table:style-name="ce4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1" office:value-type="string" calcext:value-type="string">
            <text:p>W3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1" office:value-type="string" calcext:value-type="string">
            <text:p>Wsuip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Xne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1" office:value-type="string" calcext:value-type="string">
            <text:p>X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1" office:value-type="string" calcext:value-type="string">
            <text:p>Xerox.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office:value-type="string" calcext:value-type="string">
            <text:p>other url removed b/c redirects to new/different version of license</text:p>
          </table:table-cell>
          <table:table-cell table:style-name="ce159" office:value-type="string" calcext:value-type="string">
            <text:p>other url removed b/c redirects to new/different version of license</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1" office:value-type="string" calcext:value-type="string">
            <text:p>XFree86-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1" office:value-type="string" calcext:value-type="string">
            <text:p>xinetd.txt</text:p>
          </table:table-cell>
          <table:table-cell table:style-name="ce68"/>
          <table:table-cell table:style-name="ce50"/>
          <table:table-cell table:style-name="ce80"/>
          <table:table-cell table:style-name="ce85"/>
          <table:table-cell table:style-name="ce89" office:value-type="string" calcext:value-type="string">
            <text:p>OSI lists this as "zlib/libpng" license, but libpng seems to be a separate/distinct license, hence SPDX-LL lists it separately with libpng name</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1" office:value-type="string" calcext:value-type="string">
            <text:p>xp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1" office:value-type="string" calcext:value-type="string">
            <text:p>XSka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1" office:value-type="string" calcext:value-type="string">
            <text:p>Y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1" office:value-type="string" calcext:value-type="string">
            <text:p>Y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1" office:value-type="string" calcext:value-type="string">
            <text:p>Ze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1" office:value-type="string" calcext:value-type="string">
            <text:p>Zend-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1" office:value-type="string" calcext:value-type="string">
            <text:p>Zimbra-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1" office:value-type="string" calcext:value-type="string">
            <text:p>Zimbra-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li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1" office:value-type="string" calcext:value-type="string">
            <text:p>zlib-acknowledgemen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8">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1" office:value-type="string" calcext:value-type="string">
            <text:p>Z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9">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8">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1" office:value-type="string" calcext:value-type="string">
            <text:p>Z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29">
          <table:table-cell table:style-name="ce45" table:number-columns-repeated="5"/>
          <table:table-cell table:style-name="ce58"/>
          <table:table-cell table:style-name="ce45" table:number-columns-repeated="14"/>
          <table:table-cell table:style-name="ce172"/>
          <table:table-cell table:style-name="ce179"/>
          <table:table-cell table:style-name="ce186"/>
          <table:table-cell table:style-name="ce193"/>
          <table:table-cell table:style-name="ce45" table:number-columns-repeated="232"/>
          <table:table-cell table:number-columns-repeated="768"/>
        </table:table-row>
        <table:table-row table:style-name="ro24">
          <table:table-cell table:number-columns-repeated="4"/>
          <table:table-cell table:style-name="ce54" table:formula="of:=COUNTA([.E2:.E307])" office:value-type="float" office:value="97" calcext:value-type="float">
            <text:p>97</text:p>
          </table:table-cell>
          <table:table-cell table:style-name="ce5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15" table:formula="of:=COUNTIF([.P2:.P298];&quot;NEW&quot;)" office:value-type="float" office:value="4" calcext:value-type="float">
            <text:p>4</text:p>
          </table:table-cell>
          <table:table-cell table:style-name="ce115"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80" table:formula="of:=COUNTIF([.W2:.W324];&quot;NEW&quot;)" office:value-type="float" office:value="9" calcext:value-type="float">
            <text:p>9</text:p>
          </table:table-cell>
          <table:table-cell table:formula="of:=COUNTIF([.X2:.X324];&quot;NEW&quot;)" office:value-type="float" office:value="4" calcext:value-type="float">
            <text:p>4</text:p>
          </table:table-cell>
          <table:table-cell table:number-columns-repeated="1000"/>
        </table:table-row>
        <table:table-row table:style-name="ro24">
          <table:table-cell table:number-columns-repeated="16"/>
          <table:table-cell table:style-name="ce115" table:formula="of:=COUNTIF([.Q3:.Q325];&quot;NEW&quot;)" office:value-type="float" office:value="10" calcext:value-type="float">
            <text:p>10</text:p>
          </table:table-cell>
          <table:table-cell table:number-columns-repeated="1007"/>
        </table:table-row>
        <table:table-row table:style-name="ro24" table:number-rows-repeated="1048249">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302"/>
        <table:table-column table:style-name="co13" table:default-cell-style-name="ce302"/>
        <table:table-column table:style-name="co14" table:default-cell-style-name="ce302"/>
        <table:table-column table:style-name="co15" table:default-cell-style-name="ce302"/>
        <table:table-column table:style-name="co16" table:default-cell-style-name="ce302"/>
        <table:table-column table:style-name="co17" table:default-cell-style-name="ce302"/>
        <table:table-column table:style-name="co18" table:default-cell-style-name="ce308"/>
        <table:table-column table:style-name="co19" table:default-cell-style-name="ce311"/>
        <table:table-column table:style-name="co19" table:default-cell-style-name="ce317"/>
        <table:table-column table:style-name="co19" table:default-cell-style-name="ce322"/>
        <table:table-column table:style-name="co5" table:default-cell-style-name="ce323"/>
        <table:table-column table:style-name="co5" table:number-columns-repeated="240" table:default-cell-style-name="ce302"/>
        <table:table-column table:style-name="co5" table:number-columns-repeated="6" table:default-cell-style-name="ce323"/>
        <table:table-column table:style-name="co5" table:number-columns-repeated="767" table:default-cell-style-name="Default"/>
        <table:table-row table:style-name="ro2">
          <table:table-cell table:style-name="ce299" office:value-type="string" calcext:value-type="string">
            <text:p>Full name of Exception</text:p>
          </table:table-cell>
          <table:table-cell table:style-name="ce299" office:value-type="string" calcext:value-type="string">
            <text:p>Exception Identifier</text:p>
          </table:table-cell>
          <table:table-cell table:style-name="ce299" office:value-type="string" calcext:value-type="string">
            <text:p>Source/url</text:p>
          </table:table-cell>
          <table:table-cell table:style-name="ce299" office:value-type="string" calcext:value-type="string">
            <text:p>Notes</text:p>
          </table:table-cell>
          <table:table-cell table:style-name="ce299" office:value-type="string" calcext:value-type="string">
            <text:p>Example of use</text:p>
          </table:table-cell>
          <table:table-cell table:style-name="ce299" office:value-type="string" calcext:value-type="string">
            <text:p>Exception Text</text:p>
          </table:table-cell>
          <table:table-cell/>
          <table:table-cell table:style-name="ce309" office:value-type="string" calcext:value-type="string">
            <text:p>changes for v2.1</text:p>
          </table:table-cell>
          <table:table-cell table:style-name="ce312" office:value-type="string" calcext:value-type="string">
            <text:p>changes for v2.2</text:p>
          </table:table-cell>
          <table:table-cell table:style-name="ce318" office:value-type="string" calcext:value-type="string">
            <text:p>changes for v2.3</text:p>
          </table:table-cell>
          <table:table-cell table:number-columns-repeated="1014"/>
        </table:table-row>
        <table:table-row table:style-name="ro20">
          <table:table-cell table:style-name="ce300" office:value-type="string" calcext:value-type="string">
            <text:p>389 Directory Server</text:p>
            <text:p>Exception</text:p>
          </table:table-cell>
          <table:table-cell table:style-name="ce300" office:value-type="string" calcext:value-type="string">
            <text:p>389-exception</text:p>
          </table:table-cell>
          <table:table-cell table:style-name="ce200" office:value-type="string" calcext:value-type="string">
            <text:p>http://directory.fedoraproject.org/wiki/GPL_Exception_License_Text</text:p>
          </table:table-cell>
          <table:table-cell table:style-name="ce300" office:value-type="string" calcext:value-type="string">
            <text:p>Specified to be associated with GPL-2.0.</text:p>
          </table:table-cell>
          <table:table-cell table:style-name="ce300" office:value-type="string" calcext:value-type="string">
            <text:p>On Fedora List as "Fedora Directory Server License"</text:p>
          </table:table-cell>
          <table:table-cell table:style-name="ce300"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310" office:value-type="string" calcext:value-type="string">
            <text:p>NEW</text:p>
          </table:table-cell>
          <table:table-cell table:style-name="ce313"/>
          <table:table-cell table:style-name="ce319"/>
          <table:table-cell table:number-columns-repeated="1014"/>
        </table:table-row>
        <table:table-row table:style-name="ro22">
          <table:table-cell table:style-name="ce301" office:value-type="string" calcext:value-type="string">
            <text:p>Autoconf exception 2.0</text:p>
          </table:table-cell>
          <table:table-cell table:style-name="ce301" office:value-type="string" calcext:value-type="string">
            <text:p>Autoconf-exception-2.0</text:p>
          </table:table-cell>
          <table:table-cell table:style-name="ce303" office:value-type="string" calcext:value-type="string">
            <text:p>http://ac-archive.sourceforge.net/doc/copyright.html</text:p>
          </table:table-cell>
          <table:table-cell table:style-name="ce301" office:value-type="string" calcext:value-type="string">
            <text:p>Typically used with GPL-2.0</text:p>
            <text:p/>
            <text:p>This exception should be used instead of the deprecated http://spdx.org/licenses/GPL-2.0-with-autoconf-exception</text:p>
          </table:table-cell>
          <table:table-cell table:style-name="ce304" office:value-type="string" calcext:value-type="string">
            <text:p>GNU Autonconf 2.59 at http://ftp.gnu.org/gnu/autoconf/autoconf-2.59.tar.gz</text:p>
          </table:table-cell>
          <table:table-cell table:style-name="ce301"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310"/>
          <table:table-cell table:style-name="ce314"/>
          <table:table-cell table:style-name="ce281"/>
          <table:table-cell table:number-columns-repeated="1014"/>
        </table:table-row>
        <table:table-row table:style-name="ro30">
          <table:table-cell table:style-name="ce300" office:value-type="string" calcext:value-type="string">
            <text:p>Autoconf exception 3.0</text:p>
          </table:table-cell>
          <table:table-cell table:style-name="ce300" office:value-type="string" calcext:value-type="string">
            <text:p>Autoconf-exception-3.0</text:p>
          </table:table-cell>
          <table:table-cell table:style-name="ce200" office:value-type="string" calcext:value-type="string">
            <text:p>http://www.gnu.org/licenses/autoconf-exception-3.0.html</text:p>
          </table:table-cell>
          <table:table-cell table:style-name="ce300" office:value-type="string" calcext:value-type="string">
            <text:p>Typically used with GPL-3.0</text:p>
            <text:p/>
            <text:p>This exception should be used instead of the deprecated http://spdx.org/licenses/GPL-3.0-with-autoconf-exception</text:p>
          </table:table-cell>
          <table:table-cell table:style-name="ce305" office:value-type="string" calcext:value-type="string">
            <text:p>http://www.gnu.org/software/autoconf/</text:p>
          </table:table-cell>
          <table:table-cell table:style-name="ce300"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310"/>
          <table:table-cell table:style-name="ce314"/>
          <table:table-cell table:style-name="ce281"/>
          <table:table-cell table:number-columns-repeated="1014"/>
        </table:table-row>
        <table:table-row table:style-name="ro31">
          <table:table-cell table:style-name="ce300" office:value-type="string" calcext:value-type="string">
            <text:p>Bison exception 2.2</text:p>
          </table:table-cell>
          <table:table-cell table:style-name="ce300" office:value-type="string" calcext:value-type="string">
            <text:p>Bison-exception-2.2</text:p>
          </table:table-cell>
          <table:table-cell table:style-name="ce200"/>
          <table:table-cell table:style-name="ce300" office:value-type="string" calcext:value-type="string">
            <text:p>Typically used with GPL-2.0 or GPL-3.0</text:p>
            <text:p/>
            <text:p>This exception should be used instead of the deprecated http://spdx.org/licenses/GPL-2.0-with-bison-exception</text:p>
          </table:table-cell>
          <table:table-cell table:style-name="ce306" office:value-type="string" calcext:value-type="string">
            <text:p>http://ftp.gnu.org/gnu/bison/bison-2.3.tar.gz</text:p>
          </table:table-cell>
          <table:table-cell table:style-name="ce300"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310"/>
          <table:table-cell table:style-name="ce314"/>
          <table:table-cell table:style-name="ce281"/>
          <table:table-cell table:number-columns-repeated="1014"/>
        </table:table-row>
        <table:table-row table:style-name="ro14">
          <table:table-cell table:style-name="ce300" office:value-type="string" calcext:value-type="string">
            <text:p>Classpath exception 2.0</text:p>
          </table:table-cell>
          <table:table-cell table:style-name="ce300" office:value-type="string" calcext:value-type="string">
            <text:p>Classpath-exception-2.0</text:p>
          </table:table-cell>
          <table:table-cell table:style-name="ce200" office:value-type="string" calcext:value-type="string">
            <text:p>http://www.gnu.org/software/classpath/license.html</text:p>
            <text:p>https://fedoraproject.org/wiki/Licensing/GPL_Classpath_Exception</text:p>
          </table:table-cell>
          <table:table-cell table:style-name="ce300" office:value-type="string" calcext:value-type="string">
            <text:p>This exception should be used instead of the deprecated http://spdx.org/licenses/GPL-2.0-with-classpath-exception</text:p>
          </table:table-cell>
          <table:table-cell table:style-name="ce300"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300"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310" office:value-type="string" calcext:value-type="string">
            <text:p>added Fedora url </text:p>
          </table:table-cell>
          <table:table-cell table:style-name="ce315" office:value-type="string" calcext:value-type="string">
            <text:p>removed note re: 'Typically used...”</text:p>
          </table:table-cell>
          <table:table-cell table:style-name="ce320"/>
          <table:table-cell table:number-columns-repeated="1014"/>
        </table:table-row>
        <table:table-row table:style-name="ro32">
          <table:table-cell table:style-name="ce300" office:value-type="string" calcext:value-type="string">
            <text:p>CLISP exception 2.0 </text:p>
          </table:table-cell>
          <table:table-cell table:style-name="ce300" office:value-type="string" calcext:value-type="string">
            <text:p>CLISP-exception-2.0</text:p>
          </table:table-cell>
          <table:table-cell table:style-name="ce200" office:value-type="string" calcext:value-type="string">
            <text:p>http://sourceforge.net/p/clisp/clisp/ci/default/tree/COPYRIGHT</text:p>
          </table:table-cell>
          <table:table-cell table:style-name="ce300" office:value-type="string" calcext:value-type="string">
            <text:p>Typically used with GPL-2.0.</text:p>
          </table:table-cell>
          <table:table-cell table:style-name="ce300"/>
          <table:table-cell table:style-name="ce300"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33">
          <table:table-cell table:style-name="ce300" office:value-type="string" calcext:value-type="string">
            <text:p>DigiRule FOSS License Exception</text:p>
          </table:table-cell>
          <table:table-cell table:style-name="ce300" office:value-type="string" calcext:value-type="string">
            <text:p>DigiRule-FOSS-exception</text:p>
          </table:table-cell>
          <table:table-cell table:style-name="ce200" office:value-type="string" calcext:value-type="string">
            <text:p>http://www.digirulesolutions.com/drupal/foss</text:p>
          </table:table-cell>
          <table:table-cell table:style-name="ce300" office:value-type="string" calcext:value-type="string">
            <text:p>Used with GPL-2.0</text:p>
          </table:table-cell>
          <table:table-cell table:style-name="ce300"/>
          <table:table-cell table:style-name="ce300"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310"/>
          <table:table-cell table:style-name="ce316" office:value-type="string" calcext:value-type="string">
            <text:p>NEW</text:p>
          </table:table-cell>
          <table:table-cell table:style-name="ce321"/>
          <table:table-cell table:number-columns-repeated="1014"/>
        </table:table-row>
        <table:table-row table:style-name="ro13">
          <table:table-cell table:style-name="ce300" office:value-type="string" calcext:value-type="string">
            <text:p>eCos exception 2.0</text:p>
          </table:table-cell>
          <table:table-cell table:style-name="ce300" office:value-type="string" calcext:value-type="string">
            <text:p>eCos-exception-2.0</text:p>
          </table:table-cell>
          <table:table-cell table:style-name="ce200" office:value-type="string" calcext:value-type="string">
            <text:p>http://ecos.sourceware.org/license-overview.html</text:p>
          </table:table-cell>
          <table:table-cell table:style-name="ce300" office:value-type="string" calcext:value-type="string">
            <text:p>Typically used with GPL-2.0</text:p>
            <text:p/>
            <text:p>Similar to Macro and Inlines Functions Exception</text:p>
            <text:p/>
          </table:table-cell>
          <table:table-cell table:style-name="ce307" office:value-type="string" calcext:value-type="string">
            <text:p>http://ecos.sourceware.org/license-overview.html</text:p>
            <text:p/>
          </table:table-cell>
          <table:table-cell table:style-name="ce300"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310"/>
          <table:table-cell table:style-name="ce314"/>
          <table:table-cell table:style-name="ce281"/>
          <table:table-cell table:number-columns-repeated="1014"/>
        </table:table-row>
        <table:table-row table:style-name="ro3">
          <table:table-cell table:style-name="ce300" office:value-type="string" calcext:value-type="string">
            <text:p>Fawkes Runtime Exception </text:p>
          </table:table-cell>
          <table:table-cell table:style-name="ce300" office:value-type="string" calcext:value-type="string">
            <text:p>Fawkes-Runtime-exception</text:p>
          </table:table-cell>
          <table:table-cell table:style-name="ce200" office:value-type="string" calcext:value-type="string">
            <text:p>http://www.fawkesrobotics.org/about/license/</text:p>
          </table:table-cell>
          <table:table-cell table:style-name="ce300" office:value-type="string" calcext:value-type="string">
            <text:p>Combines the Classpath exception with the Macros and Inline Functions exception.</text:p>
          </table:table-cell>
          <table:table-cell table:style-name="ce300"/>
          <table:table-cell table:style-name="ce300"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310"/>
          <table:table-cell table:style-name="ce316" office:value-type="string" calcext:value-type="string">
            <text:p>NEW</text:p>
          </table:table-cell>
          <table:table-cell table:style-name="ce321"/>
          <table:table-cell table:number-columns-repeated="1014"/>
        </table:table-row>
        <table:table-row table:style-name="ro34">
          <table:table-cell table:style-name="ce300" office:value-type="string" calcext:value-type="string">
            <text:p>FLTK exception</text:p>
          </table:table-cell>
          <table:table-cell table:style-name="ce300" office:value-type="string" calcext:value-type="string">
            <text:p>FLTK-exception</text:p>
          </table:table-cell>
          <table:table-cell table:style-name="ce200" office:value-type="string" calcext:value-type="string">
            <text:p>http://www.fltk.org/COPYING.php</text:p>
          </table:table-cell>
          <table:table-cell table:style-name="ce300" office:value-type="string" calcext:value-type="string">
            <text:p>Specified to be associated with LGPL-2.0</text:p>
          </table:table-cell>
          <table:table-cell table:style-name="ce300" office:value-type="string" calcext:value-type="string">
            <text:p>On Fedora List as "FLTK License"</text:p>
          </table:table-cell>
          <table:table-cell table:style-name="ce300"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15">
          <table:table-cell table:style-name="ce300" office:value-type="string" calcext:value-type="string">
            <text:p>Font exception 2.0</text:p>
          </table:table-cell>
          <table:table-cell table:style-name="ce300" office:value-type="string" calcext:value-type="string">
            <text:p>Font-exception-2.0</text:p>
          </table:table-cell>
          <table:table-cell table:style-name="ce200" office:value-type="string" calcext:value-type="string">
            <text:p>http://www.gnu.org/licenses/gpl-faq.html#FontException</text:p>
          </table:table-cell>
          <table:table-cell table:style-name="ce300" office:value-type="string" calcext:value-type="string">
            <text:p>Typically used with GPL-2.0</text:p>
            <text:p/>
            <text:p>This exception should be used instead of the deprecated http://spdx.org/licenses/GPL-2.0-with-font-exception</text:p>
          </table:table-cell>
          <table:table-cell table:style-name="ce300"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300"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310"/>
          <table:table-cell table:style-name="ce314"/>
          <table:table-cell table:style-name="ce281"/>
          <table:table-cell table:number-columns-repeated="1014"/>
        </table:table-row>
        <table:table-row table:style-name="ro35">
          <table:table-cell table:style-name="ce300" office:value-type="string" calcext:value-type="string">
            <text:p>FreeRTOS Exception 2.0</text:p>
          </table:table-cell>
          <table:table-cell table:style-name="ce300" office:value-type="string" calcext:value-type="string">
            <text:p>freertos-exception-2.0</text:p>
          </table:table-cell>
          <table:table-cell table:style-name="ce200" office:value-type="string" calcext:value-type="string">
            <text:p>http://www.freertos.org/a00114.html#exception</text:p>
          </table:table-cell>
          <table:table-cell table:style-name="ce300" office:value-type="string" calcext:value-type="string">
            <text:p>Used with GPL 2.0, as specified at http://www.freertos.org/license.txt</text:p>
          </table:table-cell>
          <table:table-cell table:style-name="ce300"/>
          <table:table-cell table:style-name="ce300"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7">
          <table:table-cell table:style-name="ce300" office:value-type="string" calcext:value-type="string">
            <text:p>GCC Runtime Library exception 2.0</text:p>
          </table:table-cell>
          <table:table-cell table:style-name="ce300" office:value-type="string" calcext:value-type="string">
            <text:p>GCC-exception-2.0</text:p>
          </table:table-cell>
          <table:table-cell table:style-name="ce200"/>
          <table:table-cell table:style-name="ce300"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300"/>
          <table:table-cell table:style-name="ce300"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310" office:value-type="string" calcext:value-type="string">
            <text:p>added more in notes</text:p>
          </table:table-cell>
          <table:table-cell table:style-name="ce314"/>
          <table:table-cell table:style-name="ce281"/>
          <table:table-cell table:number-columns-repeated="1014"/>
        </table:table-row>
        <table:table-row table:style-name="ro36">
          <table:table-cell table:style-name="ce300" office:value-type="string" calcext:value-type="string">
            <text:p>GCC Runtime Library exception 3.1</text:p>
          </table:table-cell>
          <table:table-cell table:style-name="ce300" office:value-type="string" calcext:value-type="string">
            <text:p>GCC-exception-3.1</text:p>
          </table:table-cell>
          <table:table-cell table:style-name="ce200" office:value-type="string" calcext:value-type="string">
            <text:p>http://www.gnu.org/licenses/gcc-exception-3.1.html</text:p>
          </table:table-cell>
          <table:table-cell table:style-name="ce300" office:value-type="string" calcext:value-type="string">
            <text:p>Typically used with GPL-3.0</text:p>
            <text:p/>
            <text:p>This exception should be used instead of the deprecated http://spdx.org/licenses/GPL-3.0-with-GCC-exception</text:p>
          </table:table-cell>
          <table:table-cell table:style-name="ce300"/>
          <table:table-cell table:style-name="ce300"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310"/>
          <table:table-cell table:style-name="ce314"/>
          <table:table-cell table:style-name="ce281"/>
          <table:table-cell table:number-columns-repeated="1014"/>
        </table:table-row>
        <table:table-row table:style-name="ro33">
          <table:table-cell table:style-name="ce300" office:value-type="string" calcext:value-type="string">
            <text:p>GNU JavaMail exception</text:p>
          </table:table-cell>
          <table:table-cell table:style-name="ce300" office:value-type="string" calcext:value-type="string">
            <text:p>gnu-javamail-exception</text:p>
          </table:table-cell>
          <table:table-cell table:style-name="ce200" office:value-type="string" calcext:value-type="string">
            <text:p>http://www.gnu.org/software/classpathx/javamail/javamail.html</text:p>
          </table:table-cell>
          <table:table-cell table:style-name="ce300" office:value-type="string" calcext:value-type="string">
            <text:p>Used with GPL (any version)</text:p>
          </table:table-cell>
          <table:table-cell table:style-name="ce300"/>
          <table:table-cell table:style-name="ce300"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13">
          <table:table-cell table:style-name="ce300" office:value-type="string" calcext:value-type="string">
            <text:p>i2p GPL+Java Exception</text:p>
          </table:table-cell>
          <table:table-cell table:style-name="ce300" office:value-type="string" calcext:value-type="string">
            <text:p>i2p-gpl-java-exception</text:p>
          </table:table-cell>
          <table:table-cell table:style-name="ce200" office:value-type="string" calcext:value-type="string">
            <text:p>http://geti2p.net/en/get-involved/develop/licenses#java_exception</text:p>
          </table:table-cell>
          <table:table-cell table:style-name="ce300" office:value-type="string" calcext:value-type="string">
            <text:p>Used with GPL-2.0</text:p>
          </table:table-cell>
          <table:table-cell table:style-name="ce300"/>
          <table:table-cell table:style-name="ce300"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33">
          <table:table-cell table:style-name="ce300" office:value-type="string" calcext:value-type="string">
            <text:p>Libtool Exception</text:p>
          </table:table-cell>
          <table:table-cell table:style-name="ce300" office:value-type="string" calcext:value-type="string">
            <text:p>Libtool-exception</text:p>
          </table:table-cell>
          <table:table-cell table:style-name="ce200" office:value-type="string" calcext:value-type="string">
            <text:p>http://git.savannah.gnu.org/cgit/libtool.git/tree/m4/libtool.m4</text:p>
          </table:table-cell>
          <table:table-cell table:style-name="ce143"/>
          <table:table-cell table:style-name="ce300" office:value-type="string" calcext:value-type="string">
            <text:p>https://www.gnu.org/software/libtool/</text:p>
          </table:table-cell>
          <table:table-cell table:style-name="ce300"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33">
          <table:table-cell table:style-name="ce300" office:value-type="string" calcext:value-type="string">
            <text:p>LZMA exception</text:p>
          </table:table-cell>
          <table:table-cell table:style-name="ce300" office:value-type="string" calcext:value-type="string">
            <text:p>LZMA-exception</text:p>
          </table:table-cell>
          <table:table-cell table:style-name="ce200" office:value-type="string" calcext:value-type="string">
            <text:p>http://nsis.sourceforge.net/Docs/AppendixI.html#I.6</text:p>
          </table:table-cell>
          <table:table-cell table:style-name="ce300" office:value-type="string" calcext:value-type="string">
            <text:p>Used by the LZMA compression module for NSIS to apply an exception to CPL-1.0</text:p>
          </table:table-cell>
          <table:table-cell table:style-name="ce300"/>
          <table:table-cell table:style-name="ce300"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6">
          <table:table-cell table:style-name="ce300" office:value-type="string" calcext:value-type="string">
            <text:p>Macros and Inline Functions Exception</text:p>
          </table:table-cell>
          <table:table-cell table:style-name="ce300" office:value-type="string" calcext:value-type="string">
            <text:p>mif-exception</text:p>
          </table:table-cell>
          <table:table-cell table:style-name="ce200" office:value-type="string" calcext:value-type="string">
            <text:p>http://www.scs.stanford.edu/histar/src/lib/cppsup/exception</text:p>
          </table:table-cell>
          <table:table-cell table:style-name="ce300" office:value-type="string" calcext:value-type="string">
            <text:p>Used with GPL-2.0. <text:s/>Used by older versions of GCC. This is similar to the eCos Exception.</text:p>
          </table:table-cell>
          <table:table-cell table:style-name="ce300" office:value-type="string" calcext:value-type="string">
            <text:p>http://dev.bertos.org/doxygen/</text:p>
            <text:p>https://www.threadingbuildingblocks.org/licensing </text:p>
            <text:p/>
          </table:table-cell>
          <table:table-cell table:style-name="ce300"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17">
          <table:table-cell table:style-name="ce300" office:value-type="string" calcext:value-type="string">
            <text:p>Nokia Qt LGPL exception 1.1</text:p>
          </table:table-cell>
          <table:table-cell table:style-name="ce300" office:value-type="string" calcext:value-type="string">
            <text:p>Nokia-Qt-exception-1.1</text:p>
          </table:table-cell>
          <table:table-cell table:style-name="ce200" office:value-type="string" calcext:value-type="string">
            <text:p>https://www.keepassx.org/dev/projects/keepassx/repository/revisions/b8dfb9cc4d5133e0f09cd7533d15a4f1c19a40f2/entry/LICENSE.NOKIA-LGPL-EXCEPTION</text:p>
          </table:table-cell>
          <table:table-cell table:style-name="ce300" office:value-type="string" calcext:value-type="string">
            <text:p>Used by Nokia Qt to apply an exception to LGPL-2.1</text:p>
          </table:table-cell>
          <table:table-cell table:style-name="ce300"/>
          <table:table-cell table:style-name="ce300"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13">
          <table:table-cell table:style-name="ce300" office:value-type="string" calcext:value-type="string">
            <text:p>Open CASCADE Exception 1.0</text:p>
          </table:table-cell>
          <table:table-cell table:style-name="ce300" office:value-type="string" calcext:value-type="string">
            <text:p>OCCT-exception-1.0</text:p>
          </table:table-cell>
          <table:table-cell table:style-name="ce200" office:value-type="string" calcext:value-type="string">
            <text:p><text:span text:style-name="T11"><text:a xlink:href="http://www.opencascade.com/content/licensing" xlink:type="simple">http://www.opencascade.com/content/licensing</text:a></text:span></text:p>
          </table:table-cell>
          <table:table-cell table:style-name="ce300"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300"/>
          <table:table-cell table:style-name="ce300"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310"/>
          <table:table-cell table:style-name="ce314"/>
          <table:table-cell table:style-name="ce281" office:value-type="string" calcext:value-type="string">
            <text:p>NEW</text:p>
          </table:table-cell>
          <table:table-cell table:number-columns-repeated="1014"/>
        </table:table-row>
        <table:table-row table:style-name="ro15">
          <table:table-cell table:style-name="ce300" office:value-type="string" calcext:value-type="string">
            <text:p>OpenVPN OpenSSL Exception</text:p>
          </table:table-cell>
          <table:table-cell table:style-name="ce300" office:value-type="string" calcext:value-type="string">
            <text:p>openvpn-openssl-exception</text:p>
          </table:table-cell>
          <table:table-cell table:style-name="ce200" office:value-type="string" calcext:value-type="string">
            <text:p>http://openvpn.net/index.php/license.html</text:p>
          </table:table-cell>
          <table:table-cell table:style-name="ce300" office:value-type="string" calcext:value-type="string">
            <text:p>Used with GPL-2.0+</text:p>
          </table:table-cell>
          <table:table-cell table:style-name="ce300"/>
          <table:table-cell table:style-name="ce300"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310"/>
          <table:table-cell table:style-name="ce316" office:value-type="string" calcext:value-type="string">
            <text:p>NEW</text:p>
          </table:table-cell>
          <table:table-cell table:style-name="ce321"/>
          <table:table-cell table:number-columns-repeated="1014"/>
        </table:table-row>
        <table:table-row table:style-name="ro3">
          <table:table-cell table:style-name="ce300" office:value-type="string" calcext:value-type="string">
            <text:p>Qwt exception 1.0</text:p>
          </table:table-cell>
          <table:table-cell table:style-name="ce300" office:value-type="string" calcext:value-type="string">
            <text:p>Qwt-exception-1.0</text:p>
          </table:table-cell>
          <table:table-cell table:style-name="ce200" office:value-type="string" calcext:value-type="string">
            <text:p>http://qwt.sourceforge.net/qwtlicense.html</text:p>
          </table:table-cell>
          <table:table-cell table:style-name="ce300" office:value-type="string" calcext:value-type="string">
            <text:p>Specified to be associated with LGPL-2.1</text:p>
          </table:table-cell>
          <table:table-cell table:style-name="ce300" office:value-type="string" calcext:value-type="string">
            <text:p>On Fedora List as "Qwt License 1.0"</text:p>
          </table:table-cell>
          <table:table-cell table:style-name="ce300"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14">
          <table:table-cell table:style-name="ce300" office:value-type="string" calcext:value-type="string">
            <text:p>U-Boot exception 2.0</text:p>
          </table:table-cell>
          <table:table-cell table:style-name="ce300" office:value-type="string" calcext:value-type="string">
            <text:p>u-boot-exception-2.0</text:p>
          </table:table-cell>
          <table:table-cell table:style-name="ce200" office:value-type="string" calcext:value-type="string">
            <text:p>http://git.denx.de/?p=u-boot.git;a=blob;f=Licenses/Exceptions</text:p>
          </table:table-cell>
          <table:table-cell table:style-name="ce300" office:value-type="string" calcext:value-type="string">
            <text:p>Used with GPL-2.0+</text:p>
          </table:table-cell>
          <table:table-cell table:style-name="ce300"/>
          <table:table-cell table:style-name="ce300"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310" office:value-type="string" calcext:value-type="string">
            <text:p>NEW</text:p>
          </table:table-cell>
          <table:table-cell table:style-name="ce314"/>
          <table:table-cell table:style-name="ce281"/>
          <table:table-cell table:number-columns-repeated="1014"/>
        </table:table-row>
        <table:table-row table:style-name="ro7">
          <table:table-cell table:style-name="ce300" office:value-type="string" calcext:value-type="string">
            <text:p>WxWindows Library Exception 3.1</text:p>
          </table:table-cell>
          <table:table-cell table:style-name="ce300" office:value-type="string" calcext:value-type="string">
            <text:p>WxWindows-exception-3.1</text:p>
          </table:table-cell>
          <table:table-cell table:style-name="ce200" office:value-type="string" calcext:value-type="string">
            <text:p>http://www.opensource.org/licenses/WXwindows</text:p>
          </table:table-cell>
          <table:table-cell table:style-name="ce300" office:value-type="string" calcext:value-type="string">
            <text:p>Used with GPL-2.0+</text:p>
            <text:p/>
            <text:p>This exception should be used instead of the deprecated http://spdx.org/licenses/WXwindows</text:p>
          </table:table-cell>
          <table:table-cell table:style-name="ce300"/>
          <table:table-cell table:style-name="ce300"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310"/>
          <table:table-cell table:style-name="ce314"/>
          <table:table-cell table:style-name="ce281"/>
          <table:table-cell table:number-columns-repeated="1014"/>
        </table:table-row>
        <table:table-row table:style-name="ro24">
          <table:table-cell table:style-name="ce300" table:number-columns-repeated="2"/>
          <table:table-cell table:style-name="ce200"/>
          <table:table-cell table:style-name="ce300" table:number-columns-repeated="3"/>
          <table:table-cell/>
          <table:table-cell table:style-name="ce310"/>
          <table:table-cell table:style-name="ce316"/>
          <table:table-cell table:style-name="ce321"/>
          <table:table-cell table:number-columns-repeated="1014"/>
        </table:table-row>
        <table:table-row table:style-name="ro37">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9" table:number-rows-repeated="1048547">
          <table:table-cell table:number-columns-repeated="1024"/>
        </table:table-row>
        <table:table-row table:style-name="ro29">
          <table:table-cell table:number-columns-repeated="1024"/>
        </table:table-row>
      </table:table>
      <table:table table:name="deprecated" table:style-name="ta3">
        <office:forms form:automatic-focus="false" form:apply-design-mode="false"/>
        <table:table-column table:style-name="co20" table:default-cell-style-name="ce323"/>
        <table:table-column table:style-name="co21" table:default-cell-style-name="ce323"/>
        <table:table-column table:style-name="co22" table:default-cell-style-name="ce323"/>
        <table:table-column table:style-name="co23" table:default-cell-style-name="ce323"/>
        <table:table-column table:style-name="co5" table:default-cell-style-name="ce323"/>
        <table:table-column table:style-name="co24" table:default-cell-style-name="ce323"/>
        <table:table-column table:style-name="co22" table:default-cell-style-name="ce323"/>
        <table:table-column table:style-name="co25" table:default-cell-style-name="ce332"/>
        <table:table-column table:style-name="co5" table:number-columns-repeated="249" table:default-cell-style-name="ce323"/>
        <table:table-column table:style-name="co5" table:number-columns-repeated="767" table:default-cell-style-name="Default"/>
        <table:table-row table:style-name="ro38">
          <table:table-cell table:style-name="ce324" office:value-type="string" calcext:value-type="string">
            <text:p>Full name of License</text:p>
          </table:table-cell>
          <table:table-cell table:style-name="ce324" office:value-type="string" calcext:value-type="string">
            <text:p>License Identifier</text:p>
          </table:table-cell>
          <table:table-cell table:style-name="ce326" office:value-type="string" calcext:value-type="string">
            <text:p>Source/url</text:p>
          </table:table-cell>
          <table:table-cell table:style-name="ce324" office:value-type="string" calcext:value-type="string">
            <text:p>Notes on Deprecation</text:p>
          </table:table-cell>
          <table:table-cell table:style-name="ce324" office:value-type="string" calcext:value-type="string">
            <text:p>OSI Approved</text:p>
          </table:table-cell>
          <table:table-cell table:style-name="ce324" office:value-type="string" calcext:value-type="string">
            <text:p>Standard License Header</text:p>
          </table:table-cell>
          <table:table-cell table:style-name="ce329" office:value-type="string" calcext:value-type="string">
            <text:p>Template</text:p>
          </table:table-cell>
          <table:table-cell table:style-name="ce330" office:value-type="string" calcext:value-type="string">
            <text:p>Deprecated as of:</text:p>
          </table:table-cell>
          <table:table-cell table:style-name="ce204" table:number-columns-repeated="239"/>
          <table:table-cell table:number-columns-repeated="9"/>
          <table:table-cell table:style-name="ce204" table:number-columns-repeated="768"/>
        </table:table-row>
        <table:table-row table:style-name="ro39">
          <table:table-cell table:style-name="ce325" office:value-type="string" calcext:value-type="string">
            <text:p>eCos license version 2.0</text:p>
          </table:table-cell>
          <table:table-cell table:style-name="ce325" office:value-type="string" calcext:value-type="string">
            <text:p>eCos-2.0</text:p>
          </table:table-cell>
          <table:table-cell table:style-name="ce327" office:value-type="string" calcext:value-type="string">
            <text:p>http://www.gnu.org/licenses/ecos-license.html</text:p>
          </table:table-cell>
          <table:table-cell table:style-name="ce325" office:value-type="string" calcext:value-type="string">
            <text:p>DEPRECATED: <text:s/>This is really GPL-2.0 or later with an exception. Use License Expression Syntax and Exceptions list to create equivalent license.</text:p>
          </table:table-cell>
          <table:table-cell table:style-name="ce325" table:number-columns-repeated="2"/>
          <table:table-cell table:style-name="ce327" office:value-type="string" calcext:value-type="string">
            <text:p>deprecated_eCos-2.0.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31">
          <table:table-cell table:style-name="ce140" office:value-type="string" calcext:value-type="string">
            <text:p>GNU General Public License v1.0 or later</text:p>
          </table:table-cell>
          <table:table-cell table:style-name="ce140" office:value-type="string" calcext:value-type="string">
            <text:p>GPL-1.0+</text:p>
          </table:table-cell>
          <table:table-cell table:style-name="ce200" office:value-type="string" calcext:value-type="string">
            <text:p>http://www.gnu.org/licenses/old-licenses/gpl-1.0-standalone.html</text:p>
          </table:table-cell>
          <table:table-cell table:style-name="ce140" office:value-type="string" calcext:value-type="string">
            <text:p>DEPRECATED: Use License Expression Syntax to create equivalent license.</text:p>
          </table:table-cell>
          <table:table-cell table:style-name="ce140"/>
          <table:table-cell table:style-name="ce140"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0" office:value-type="string" calcext:value-type="string">
            <text:p>deprecated_GPL-1.0+.txt</text:p>
          </table:table-cell>
          <table:table-cell table:style-name="ce331" office:value-type="string" calcext:value-type="string">
            <text:p>2.0rc2</text:p>
          </table:table-cell>
          <table:table-cell table:style-name="ce204" table:number-columns-repeated="232"/>
          <table:table-cell table:number-columns-repeated="16"/>
          <table:table-cell table:style-name="ce204" table:number-columns-repeated="768"/>
        </table:table-row>
        <table:table-row table:style-name="ro31">
          <table:table-cell table:style-name="ce140" office:value-type="string" calcext:value-type="string">
            <text:p>GNU General Public License v2.0 or later</text:p>
          </table:table-cell>
          <table:table-cell table:style-name="ce140" office:value-type="string" calcext:value-type="string">
            <text:p>GPL-2.0+</text:p>
          </table:table-cell>
          <table:table-cell table:style-name="ce200" office:value-type="string" calcext:value-type="string">
            <text:p>http://www.gnu.org/licenses/old-licenses/gpl-2.0-standalone.html</text:p>
            <text:p>http://www.opensource.org/licenses/GPL-2.0</text:p>
          </table:table-cell>
          <table:table-cell table:style-name="ce140" office:value-type="string" calcext:value-type="string">
            <text:p>DEPRECATED: Use License Expression Syntax to create equivalent license.</text:p>
          </table:table-cell>
          <table:table-cell table:style-name="ce140" office:value-type="string" calcext:value-type="string">
            <text:p>YES</text:p>
          </table:table-cell>
          <table:table-cell table:style-name="ce140"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0" office:value-type="string" calcext:value-type="string">
            <text:p>deprecated_GPL-2.0+.txt</text:p>
          </table:table-cell>
          <table:table-cell table:style-name="ce331" office:value-type="string" calcext:value-type="string">
            <text:p>2.0rc2</text:p>
          </table:table-cell>
          <table:table-cell table:style-name="ce204" table:number-columns-repeated="232"/>
          <table:table-cell table:number-columns-repeated="16"/>
          <table:table-cell table:style-name="ce204" table:number-columns-repeated="768"/>
        </table:table-row>
        <table:table-row table:style-name="ro40">
          <table:table-cell table:style-name="ce140" office:value-type="string" calcext:value-type="string">
            <text:p>GNU General Public License v2.0 w/Autoconf exception</text:p>
          </table:table-cell>
          <table:table-cell table:style-name="ce140" office:value-type="string" calcext:value-type="string">
            <text:p>GPL-2.0-with-autoconf-exception</text:p>
          </table:table-cell>
          <table:table-cell table:style-name="ce200" office:value-type="string" calcext:value-type="string">
            <text:p>http://ac-archive.sourceforge.net/doc/copyright.html</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2.0-with-autoconf-exception.txt</text:p>
          </table:table-cell>
          <table:table-cell table:style-name="ce331" office:value-type="string" calcext:value-type="string">
            <text:p>2.0rc2</text:p>
          </table:table-cell>
          <table:table-cell table:style-name="ce204" table:number-columns-repeated="229"/>
          <table:table-cell table:number-columns-repeated="19"/>
          <table:table-cell table:style-name="ce204" table:number-columns-repeated="768"/>
        </table:table-row>
        <table:table-row table:style-name="ro40">
          <table:table-cell table:style-name="ce140" office:value-type="string" calcext:value-type="string">
            <text:p>GNU General Public License v2.0 w/Bison exception</text:p>
          </table:table-cell>
          <table:table-cell table:style-name="ce140" office:value-type="string" calcext:value-type="string">
            <text:p>GPL-2.0-with-bison-exception</text:p>
          </table:table-cell>
          <table:table-cell table:style-name="ce200" office:value-type="string" calcext:value-type="string">
            <text:p>none found</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2.0-with-bison-exception.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0">
          <table:table-cell table:style-name="ce140" office:value-type="string" calcext:value-type="string">
            <text:p>GNU General Public License v2.0 w/Classpath exception</text:p>
          </table:table-cell>
          <table:table-cell table:style-name="ce140" office:value-type="string" calcext:value-type="string">
            <text:p>GPL-2.0-with-classpath-exception</text:p>
          </table:table-cell>
          <table:table-cell table:style-name="ce200" office:value-type="string" calcext:value-type="string">
            <text:p>http://www.gnu.org/software/classpath/license.html</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2.0-with-classpath-exception.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0">
          <table:table-cell table:style-name="ce140" office:value-type="string" calcext:value-type="string">
            <text:p>GNU General Public License v2.0 w/Font exception</text:p>
          </table:table-cell>
          <table:table-cell table:style-name="ce140" office:value-type="string" calcext:value-type="string">
            <text:p>GPL-2.0-with-font-exception</text:p>
          </table:table-cell>
          <table:table-cell table:style-name="ce200" office:value-type="string" calcext:value-type="string">
            <text:p>http://www.gnu.org/licenses/gpl-faq.html#FontException</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2.0-with-font-exception.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0">
          <table:table-cell table:style-name="ce140" office:value-type="string" calcext:value-type="string">
            <text:p>GNU General Public License v2.0 w/GCC Runtime Library exception</text:p>
          </table:table-cell>
          <table:table-cell table:style-name="ce140" office:value-type="string" calcext:value-type="string">
            <text:p>GPL-2.0-with-GCC-exception</text:p>
          </table:table-cell>
          <table:table-cell table:style-name="ce200" office:value-type="string" calcext:value-type="string">
            <text:p>none found</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2.0-with-GCC-exception.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1">
          <table:table-cell table:style-name="ce140" office:value-type="string" calcext:value-type="string">
            <text:p>GNU General Public License v3.0 or later</text:p>
          </table:table-cell>
          <table:table-cell table:style-name="ce140" office:value-type="string" calcext:value-type="string">
            <text:p>GPL-3.0+</text:p>
          </table:table-cell>
          <table:table-cell table:style-name="ce200" office:value-type="string" calcext:value-type="string">
            <text:p>http://www.gnu.org/licenses/gpl-3.0-standalone.html</text:p>
            <text:p>http://www.opensource.org/licenses/GPL-3.0</text:p>
          </table:table-cell>
          <table:table-cell table:style-name="ce140" office:value-type="string" calcext:value-type="string">
            <text:p>DEPRECATED: Use License Expression Syntax to create equivalent license.</text:p>
          </table:table-cell>
          <table:table-cell table:style-name="ce140" office:value-type="string" calcext:value-type="string">
            <text:p>YES</text:p>
          </table:table-cell>
          <table:table-cell table:style-name="ce140"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0" office:value-type="string" calcext:value-type="string">
            <text:p>deprecated_GPL-3.0+.txt</text:p>
          </table:table-cell>
          <table:table-cell table:style-name="ce331" office:value-type="string" calcext:value-type="string">
            <text:p>2.0rc2</text:p>
          </table:table-cell>
          <table:table-cell table:style-name="ce204" table:number-columns-repeated="232"/>
          <table:table-cell table:number-columns-repeated="16"/>
          <table:table-cell table:style-name="ce204" table:number-columns-repeated="768"/>
        </table:table-row>
        <table:table-row table:style-name="ro40">
          <table:table-cell table:style-name="ce140" office:value-type="string" calcext:value-type="string">
            <text:p>GNU General Public License v3.0 w/Autoconf exception</text:p>
          </table:table-cell>
          <table:table-cell table:style-name="ce140" office:value-type="string" calcext:value-type="string">
            <text:p>GPL-3.0-with-autoconf-exception</text:p>
          </table:table-cell>
          <table:table-cell table:style-name="ce200" office:value-type="string" calcext:value-type="string">
            <text:p>http://www.gnu.org/licenses/autoconf-exception-3.0.html</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3.0-with-autoconf-exception.txt</text:p>
          </table:table-cell>
          <table:table-cell table:style-name="ce331" office:value-type="string" calcext:value-type="string">
            <text:p>2.0rc2</text:p>
          </table:table-cell>
          <table:table-cell table:style-name="ce204" table:number-columns-repeated="232"/>
          <table:table-cell table:number-columns-repeated="16"/>
          <table:table-cell table:style-name="ce204" table:number-columns-repeated="768"/>
        </table:table-row>
        <table:table-row table:style-name="ro40">
          <table:table-cell table:style-name="ce140" office:value-type="string" calcext:value-type="string">
            <text:p>GNU General Public License v3.0 w/GCC Runtime Library exception</text:p>
          </table:table-cell>
          <table:table-cell table:style-name="ce140" office:value-type="string" calcext:value-type="string">
            <text:p>GPL-3.0-with-GCC-exception</text:p>
          </table:table-cell>
          <table:table-cell table:style-name="ce200" office:value-type="string" calcext:value-type="string">
            <text:p>http://www.gnu.org/licenses/gcc-exception-3.1.html</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140"/>
          <table:table-cell table:style-name="ce200" office:value-type="string" calcext:value-type="string">
            <text:p>deprecated_GPL-3.0-with-GCC-exception.txt</text:p>
          </table:table-cell>
          <table:table-cell table:style-name="ce331" office:value-type="string" calcext:value-type="string">
            <text:p>2.0rc2</text:p>
          </table:table-cell>
          <table:table-cell table:style-name="ce204" table:number-columns-repeated="232"/>
          <table:table-cell table:number-columns-repeated="16"/>
          <table:table-cell table:style-name="ce204" table:number-columns-repeated="768"/>
        </table:table-row>
        <table:table-row table:style-name="ro31">
          <table:table-cell table:style-name="ce140" office:value-type="string" calcext:value-type="string">
            <text:p>GNU Lesser General Public License v2.1 or later</text:p>
          </table:table-cell>
          <table:table-cell table:style-name="ce140" office:value-type="string" calcext:value-type="string">
            <text:p>LGPL-2.1+</text:p>
          </table:table-cell>
          <table:table-cell table:style-name="ce200" office:value-type="string" calcext:value-type="string">
            <text:p>http://www.gnu.org/licenses/old-licenses/lgpl-2.1-standalone.html</text:p>
            <text:p>http://www.opensource.org/licenses/LGPL-2.1</text:p>
          </table:table-cell>
          <table:table-cell table:style-name="ce140" office:value-type="string" calcext:value-type="string">
            <text:p>DEPRECATED: Use License Expression Syntax to create equivalent license.</text:p>
          </table:table-cell>
          <table:table-cell table:style-name="ce140" office:value-type="string" calcext:value-type="string">
            <text:p>YES</text:p>
          </table:table-cell>
          <table:table-cell table:style-name="ce140"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0" office:value-type="string" calcext:value-type="string">
            <text:p>deprecated_LGPL-2.1+.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2">
          <table:table-cell table:style-name="ce140" office:value-type="string" calcext:value-type="string">
            <text:p>GNU Lesser General Public License v3.0 or later</text:p>
          </table:table-cell>
          <table:table-cell table:style-name="ce140" office:value-type="string" calcext:value-type="string">
            <text:p>LGPL-3.0+</text:p>
          </table:table-cell>
          <table:table-cell table:style-name="ce200" office:value-type="string" calcext:value-type="string">
            <text:p>http://www.gnu.org/licenses/lgpl-3.0-standalone.html</text:p>
            <text:p>http://www.opensource.org/licenses/LGPL-3.0</text:p>
          </table:table-cell>
          <table:table-cell table:style-name="ce140" office:value-type="string" calcext:value-type="string">
            <text:p>DEPRECATED: Use License Expression Syntax to create equivalent license.</text:p>
          </table:table-cell>
          <table:table-cell table:style-name="ce140" office:value-type="string" calcext:value-type="string">
            <text:p>YES</text:p>
          </table:table-cell>
          <table:table-cell table:style-name="ce328"/>
          <table:table-cell table:style-name="ce200" office:value-type="string" calcext:value-type="string">
            <text:p>deprecated_LGPL-3.0+.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31">
          <table:table-cell table:style-name="ce140" office:value-type="string" calcext:value-type="string">
            <text:p>GNU Library General Public License v2 or later</text:p>
          </table:table-cell>
          <table:table-cell table:style-name="ce140" office:value-type="string" calcext:value-type="string">
            <text:p>LGPL-2.0+</text:p>
          </table:table-cell>
          <table:table-cell table:style-name="ce200" office:value-type="string" calcext:value-type="string">
            <text:p>http://www.gnu.org/licenses/old-licenses/lgpl-2.0-standalone.html</text:p>
          </table:table-cell>
          <table:table-cell table:style-name="ce140" office:value-type="string" calcext:value-type="string">
            <text:p>DEPRECATED: Use License Expression Syntax to create equivalent license.</text:p>
          </table:table-cell>
          <table:table-cell table:style-name="ce140" office:value-type="string" calcext:value-type="string">
            <text:p>YES</text:p>
          </table:table-cell>
          <table:table-cell table:style-name="ce140"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0" office:value-type="string" calcext:value-type="string">
            <text:p>deprecated_LGPL-2.0+.txt</text:p>
          </table:table-cell>
          <table:table-cell table:style-name="ce331" office:value-type="string" calcext:value-type="string">
            <text:p>2.0rc2</text:p>
          </table:table-cell>
          <table:table-cell table:style-name="ce204" table:number-columns-repeated="234"/>
          <table:table-cell table:number-columns-repeated="14"/>
          <table:table-cell table:style-name="ce204" table:number-columns-repeated="768"/>
        </table:table-row>
        <table:table-row table:style-name="ro42">
          <table:table-cell table:style-name="ce140" office:value-type="string" calcext:value-type="string">
            <text:p>Standard ML of New Jersey License</text:p>
          </table:table-cell>
          <table:table-cell table:style-name="ce140" office:value-type="string" calcext:value-type="string">
            <text:p>StandardML-NJ</text:p>
          </table:table-cell>
          <table:table-cell table:style-name="ce200" office:value-type="string" calcext:value-type="string">
            <text:p>https://fedoraproject.org/wiki/Licensing:MIT?rd=Licensing/MIT#Standard_ML_of_New_Jersey_Variant</text:p>
          </table:table-cell>
          <table:table-cell table:style-name="ce141" office:value-type="string" calcext:value-type="string">
            <text:p>DEPRECATED: This license was added twice (as of v1.17 and then in v1.20) by accident. Use short identifier: SMLNJ </text:p>
          </table:table-cell>
          <table:table-cell table:style-name="ce141"/>
          <table:table-cell table:style-name="ce140"/>
          <table:table-cell table:style-name="ce200" office:value-type="string" calcext:value-type="string">
            <text:p>deprecated_StandardML-NJ.txt</text:p>
          </table:table-cell>
          <table:table-cell table:style-name="ce331" office:value-type="string" calcext:value-type="string">
            <text:p>2.0rc2</text:p>
          </table:table-cell>
          <table:table-cell table:style-name="ce204" table:number-columns-repeated="239"/>
          <table:table-cell table:number-columns-repeated="9"/>
          <table:table-cell table:style-name="ce204" table:number-columns-repeated="768"/>
        </table:table-row>
        <table:table-row table:style-name="ro40">
          <table:table-cell table:style-name="ce140" office:value-type="string" calcext:value-type="string">
            <text:p>wxWindows Library License</text:p>
          </table:table-cell>
          <table:table-cell table:style-name="ce140" office:value-type="string" calcext:value-type="string">
            <text:p>WXwindows</text:p>
          </table:table-cell>
          <table:table-cell table:style-name="ce200" office:value-type="string" calcext:value-type="string">
            <text:p>http://www.opensource.org/licenses/WXwindows</text:p>
          </table:table-cell>
          <table:table-cell table:style-name="ce140" office:value-type="string" calcext:value-type="string">
            <text:p>DEPRECATED: Use License Expression Syntax and Exceptions list to create equivalent license.</text:p>
          </table:table-cell>
          <table:table-cell table:style-name="ce140" office:value-type="string" calcext:value-type="string">
            <text:p>YES</text:p>
          </table:table-cell>
          <table:table-cell table:style-name="ce328"/>
          <table:table-cell table:style-name="ce200" office:value-type="string" calcext:value-type="string">
            <text:p>deprecated_Wxwindows.txt</text:p>
          </table:table-cell>
          <table:table-cell table:style-name="ce331" office:value-type="string" calcext:value-type="string">
            <text:p>2.0rc2</text:p>
          </table:table-cell>
          <table:table-cell table:style-name="ce204" table:number-columns-repeated="239"/>
          <table:table-cell table:number-columns-repeated="9"/>
          <table:table-cell table:style-name="ce204" table:number-columns-repeated="768"/>
        </table:table-row>
        <table:table-row table:style-name="ro43" table:number-rows-repeated="1048558">
          <table:table-cell table:number-columns-repeated="1024"/>
        </table:table-row>
        <table:table-row table:style-name="ro4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23"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5:05:46.103494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7-21T15:08:59.104013000</dc:date>
    <meta:editing-cycles>49</meta:editing-cycles>
    <meta:editing-duration>P2DT4H18M41S</meta:editing-duration>
    <meta:generator>LibreOffice/4.3.5.2$MacOSX_X86_64 LibreOffice_project/3a87456aaa6a95c63eea1c1b3201acedf0751bd5</meta:generator>
    <meta:document-statistic meta:table-count="3" meta:cell-count="2273" meta:object-count="0"/>
  </office:meta>
</office:document-meta>
</file>